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易しい">
            <text:p>易しい</text:p>
          </table:table-cell>
          <table:table-cell office:value-type="string" office:value="やさしい">
            <text:p>やさしい</text:p>
          </table:table-cell>
          <table:table-cell office:value-type="string" office:value="easy, simple (colloquial)">
            <text:p>easy, simple (colloquial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問題はかなり易しいです。">
            <text:p>この問題はかなり易しいです。</text:p>
          </table:table-cell>
          <table:table-cell office:value-type="string" office:value="この もんだい は かなり やさしい です。">
            <text:p>この もんだい は かなり やさしい です。</text:p>
          </table:table-cell>
          <table:table-cell office:value-type="string" office:value="This problem is fairly easy.">
            <text:p>This problem is fairly easy.</text:p>
          </table:table-cell>
          <table:table-cell office:value-type="string" office:value="テストはとても易しかった。">
            <text:p>テストはとても易しかった。</text:p>
          </table:table-cell>
          <table:table-cell office:value-type="string" office:value="テスト は とても やさしかった。">
            <text:p>テスト は とても やさしかった。</text:p>
          </table:table-cell>
          <table:table-cell office:value-type="string" office:value="The test was very easy.">
            <text:p>The test was very easy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兄さん">
            <text:p>お兄さん</text:p>
          </table:table-cell>
          <table:table-cell office:value-type="string" office:value="おにいさん">
            <text:p>おにいさん</text:p>
          </table:table-cell>
          <table:table-cell office:value-type="string" office:value="older brother">
            <text:p>older broth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なたのお兄さんは何歳？">
            <text:p>あなたのお兄さんは何歳？</text:p>
          </table:table-cell>
          <table:table-cell office:value-type="string" office:value="あなた の おにいさん は なん さい？">
            <text:p>あなた の おにいさん は なん さい？</text:p>
          </table:table-cell>
          <table:table-cell office:value-type="string" office:value="How old is your big brother?">
            <text:p>How old is your big brother?</text:p>
          </table:table-cell>
          <table:table-cell office:value-type="string" office:value="あの子はお兄さんと同じ大学に行っている。">
            <text:p>あの子はお兄さんと同じ大学に行っている。</text:p>
          </table:table-cell>
          <table:table-cell office:value-type="string" office:value="あの こ は おにいさん と おなじ だいがく に いって いる。">
            <text:p>あの こ は おにいさん と おなじ だいがく に いって いる。</text:p>
          </table:table-cell>
          <table:table-cell office:value-type="string" office:value="That girl goes to the same university as her brother.">
            <text:p>That girl goes to the same university as her brother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きい">
            <text:p>大きい</text:p>
          </table:table-cell>
          <table:table-cell office:value-type="string" office:value="おおきい">
            <text:p>おおきい</text:p>
          </table:table-cell>
          <table:table-cell office:value-type="string" office:value="big">
            <text:p>big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あの大きい建物は何ですか。">
            <text:p>あの大きい建物は何ですか。</text:p>
          </table:table-cell>
          <table:table-cell office:value-type="string" office:value="あの おおきい たてもの は なん です か。">
            <text:p>あの おおきい たてもの は なん です か。</text:p>
          </table:table-cell>
          <table:table-cell office:value-type="string" office:value="What's that big building?">
            <text:p>What's that big building?</text:p>
          </table:table-cell>
          <table:table-cell office:value-type="string" office:value="海は広くて大きい。">
            <text:p>海は広くて大きい。</text:p>
          </table:table-cell>
          <table:table-cell office:value-type="string" office:value="うみ は ひろくて おおきい。">
            <text:p>うみ は ひろくて おおきい。</text:p>
          </table:table-cell>
          <table:table-cell office:value-type="string" office:value="The sea is vast and wide.">
            <text:p>The sea is vast and wide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さい">
            <text:p>小さい</text:p>
          </table:table-cell>
          <table:table-cell office:value-type="string" office:value="ちいさい">
            <text:p>ちいさい</text:p>
          </table:table-cell>
          <table:table-cell office:value-type="string" office:value="small">
            <text:p>smal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小さい花が咲いています。">
            <text:p>小さい花が咲いています。</text:p>
          </table:table-cell>
          <table:table-cell office:value-type="string" office:value="ちいさい はな が さいて います。">
            <text:p>ちいさい はな が さいて います。</text:p>
          </table:table-cell>
          <table:table-cell office:value-type="string" office:value="Small flowers are blooming.">
            <text:p>Small flowers are blooming.</text:p>
          </table:table-cell>
          <table:table-cell office:value-type="string" office:value="こう小さい字は読めない。">
            <text:p>こう小さい字は読めない。</text:p>
          </table:table-cell>
          <table:table-cell office:value-type="string" office:value="こう ちいさい じ は よめない。">
            <text:p>こう ちいさい じ は よめない。</text:p>
          </table:table-cell>
          <table:table-cell office:value-type="string" office:value="I can't read such small letters.">
            <text:p>I can't read such small letters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辛い">
            <text:p>辛い</text:p>
          </table:table-cell>
          <table:table-cell office:value-type="string" office:value="からい">
            <text:p>からい</text:p>
          </table:table-cell>
          <table:table-cell office:value-type="string" office:value="spicy, hot">
            <text:p>spicy, ho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辛いものが好きです。">
            <text:p>彼は辛いものが好きです。</text:p>
          </table:table-cell>
          <table:table-cell office:value-type="string" office:value="かれ は からい もの が すき です。">
            <text:p>かれ は からい もの が すき です。</text:p>
          </table:table-cell>
          <table:table-cell office:value-type="string" office:value="He likes spicy food.">
            <text:p>He likes spicy food.</text:p>
          </table:table-cell>
          <table:table-cell office:value-type="string" office:value="このカレーはすごく辛い。">
            <text:p>このカレーはすごく辛い。</text:p>
          </table:table-cell>
          <table:table-cell office:value-type="string" office:value="この カレー は すごく からい。">
            <text:p>この カレー は すごく からい。</text:p>
          </table:table-cell>
          <table:table-cell office:value-type="string" office:value="This curry is very spicy.">
            <text:p>This curry is very spicy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八">
            <text:p>八</text:p>
          </table:table-cell>
          <table:table-cell office:value-type="string" office:value="はち">
            <text:p>はち</text:p>
          </table:table-cell>
          <table:table-cell office:value-type="string" office:value="eight">
            <text:p>e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りんごを八個ください。">
            <text:p>りんごを八個ください。</text:p>
          </table:table-cell>
          <table:table-cell office:value-type="string" office:value="りんご を はち こ ください。">
            <text:p>りんご を はち こ ください。</text:p>
          </table:table-cell>
          <table:table-cell office:value-type="string" office:value="Please give me eight apples.">
            <text:p>Please give me eight apples.</text:p>
          </table:table-cell>
          <table:table-cell office:value-type="string" office:value="今日は八人も仕事を休んでいます。">
            <text:p>今日は八人も仕事を休んでいます。</text:p>
          </table:table-cell>
          <table:table-cell office:value-type="string" office:value="きょう は はち にん も しごと を やすんで います。">
            <text:p>きょう は はち にん も しごと を やすんで います。</text:p>
          </table:table-cell>
          <table:table-cell office:value-type="string" office:value="As many as eight people are absent from work today.">
            <text:p>As many as eight people are absent from work today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そこ">
            <text:p>あそこ</text:p>
          </table:table-cell>
          <table:table-cell office:value-type="string" office:value="あそこ">
            <text:p>あそこ</text:p>
          </table:table-cell>
          <table:table-cell office:value-type="string" office:value="over there">
            <text:p>over there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あそこにバス停があります。">
            <text:p>あそこにバス停があります。</text:p>
          </table:table-cell>
          <table:table-cell office:value-type="string" office:value="あそこ に バス てい が あります。">
            <text:p>あそこ に バス てい が あります。</text:p>
          </table:table-cell>
          <table:table-cell office:value-type="string" office:value="There's a bus stop over there.">
            <text:p>There's a bus stop over there.</text:p>
          </table:table-cell>
          <table:table-cell office:value-type="string" office:value="出口はあそこです。">
            <text:p>出口はあそこです。</text:p>
          </table:table-cell>
          <table:table-cell office:value-type="string" office:value="でぐち は あそこ です。">
            <text:p>でぐち は あそこ です。</text:p>
          </table:table-cell>
          <table:table-cell office:value-type="string" office:value="The exit's over there.">
            <text:p>The exit's over there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来る">
            <text:p>来る</text:p>
          </table:table-cell>
          <table:table-cell office:value-type="string" office:value="くる">
            <text:p>くる</text:p>
          </table:table-cell>
          <table:table-cell office:value-type="string" office:value="come">
            <text:p>com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昼すぎに来ます。">
            <text:p>彼は昼すぎに来ます。</text:p>
          </table:table-cell>
          <table:table-cell office:value-type="string" office:value="かれ は ひる すぎ に きます 。">
            <text:p>かれ は ひる すぎ に きます 。</text:p>
          </table:table-cell>
          <table:table-cell office:value-type="string" office:value="He'll come after lunch.">
            <text:p>He'll come after lunch.</text:p>
          </table:table-cell>
          <table:table-cell office:value-type="string" office:value="彼女はいつ来ますか。">
            <text:p>彼女はいつ来ますか。</text:p>
          </table:table-cell>
          <table:table-cell office:value-type="string" office:value="かのじょ は いつ きます か。">
            <text:p>かのじょ は いつ きます か。</text:p>
          </table:table-cell>
          <table:table-cell office:value-type="string" office:value="When is she coming?">
            <text:p>When is she coming?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前">
            <text:p>前</text:p>
          </table:table-cell>
          <table:table-cell office:value-type="string" office:value="まえ">
            <text:p>まえ</text:p>
          </table:table-cell>
          <table:table-cell office:value-type="string" office:value="front, before">
            <text:p>front, befo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店の前で会いましょう。">
            <text:p>その店の前で会いましょう。</text:p>
          </table:table-cell>
          <table:table-cell office:value-type="string" office:value="その みせ の まえ で あいましょう。">
            <text:p>その みせ の まえ で あいましょう。</text:p>
          </table:table-cell>
          <table:table-cell office:value-type="string" office:value="Let's meet in front of the store.">
            <text:p>Let's meet in front of the store.</text:p>
          </table:table-cell>
          <table:table-cell office:value-type="string" office:value="前の車はとても遅い。">
            <text:p>前の車はとても遅い。</text:p>
          </table:table-cell>
          <table:table-cell office:value-type="string" office:value="まえ の くるま は とても おそい。">
            <text:p>まえ の くるま は とても おそい。</text:p>
          </table:table-cell>
          <table:table-cell office:value-type="string" office:value="The car in front is very slow.">
            <text:p>The car in front is very slow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五日">
            <text:p>五日</text:p>
          </table:table-cell>
          <table:table-cell office:value-type="string" office:value="いつか">
            <text:p>いつか</text:p>
          </table:table-cell>
          <table:table-cell office:value-type="string" office:value="five days, fifth of the month">
            <text:p>five days, fifth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五月五日は祝日です。">
            <text:p>五月五日は祝日です。</text:p>
          </table:table-cell>
          <table:table-cell office:value-type="string" office:value="ご がつ いつか は しゅくじつ です。">
            <text:p>ご がつ いつか は しゅくじつ です。</text:p>
          </table:table-cell>
          <table:table-cell office:value-type="string" office:value="May 5th is a holiday.">
            <text:p>May 5th is a holiday.</text:p>
          </table:table-cell>
          <table:table-cell office:value-type="string" office:value="あと五日でクリスマスだ。">
            <text:p>あと五日でクリスマスだ。</text:p>
          </table:table-cell>
          <table:table-cell office:value-type="string" office:value="あと いつか で クリスマス だ。">
            <text:p>あと いつか で クリスマス だ。</text:p>
          </table:table-cell>
          <table:table-cell office:value-type="string" office:value="There are five more days until Christmas.">
            <text:p>There are five more days until Christmas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っぱい">
            <text:p>いっぱい</text:p>
          </table:table-cell>
          <table:table-cell office:value-type="string" office:value="いっぱい">
            <text:p>いっぱい</text:p>
          </table:table-cell>
          <table:table-cell office:value-type="string" office:value="full, a lot">
            <text:p>full, a lot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プールは人でいっぱいです。">
            <text:p>プールは人でいっぱいです。</text:p>
          </table:table-cell>
          <table:table-cell office:value-type="string" office:value="プール は ひと で いっぱい です。">
            <text:p>プール は ひと で いっぱい です。</text:p>
          </table:table-cell>
          <table:table-cell office:value-type="string" office:value="The pool is packed.">
            <text:p>The pool is packed.</text:p>
          </table:table-cell>
          <table:table-cell office:value-type="string" office:value="彼の家にはゲームがいっぱいあります。">
            <text:p>彼の家にはゲームがいっぱいあります。</text:p>
          </table:table-cell>
          <table:table-cell office:value-type="string" office:value="かれ の いえ に は ゲーム が いっぱい あります。">
            <text:p>かれ の いえ に は ゲーム が いっぱい あります。</text:p>
          </table:table-cell>
          <table:table-cell office:value-type="string" office:value="There are many games at his home.">
            <text:p>There are many games at his home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九">
            <text:p>九</text:p>
          </table:table-cell>
          <table:table-cell office:value-type="string" office:value="きゅう">
            <text:p>きゅう</text:p>
          </table:table-cell>
          <table:table-cell office:value-type="string" office:value="nine (used before counter words and in decimal places)">
            <text:p>nine (used before counter words and in decimal place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野球は九人で1チームです。">
            <text:p>野球は九人で1チームです。</text:p>
          </table:table-cell>
          <table:table-cell office:value-type="string" office:value="やきゅう は きゅう にん で 1 チーム です。">
            <text:p>やきゅう は きゅう にん で 1 チーム です。</text:p>
          </table:table-cell>
          <table:table-cell office:value-type="string" office:value="In baseball there are nine people on one team.">
            <text:p>In baseball there are nine people on one team.</text:p>
          </table:table-cell>
          <table:table-cell office:value-type="string" office:value="うちの子どもは今年、九才になります。">
            <text:p>うちの子どもは今年、九才になります。</text:p>
          </table:table-cell>
          <table:table-cell office:value-type="string" office:value="うち の こども は ことし、きゅう さい に なります。">
            <text:p>うち の こども は ことし、きゅう さい に なります。</text:p>
          </table:table-cell>
          <table:table-cell office:value-type="string" office:value="Our child will turn nine this year.">
            <text:p>Our child will turn nine this year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酸っぱい">
            <text:p>酸っぱい</text:p>
          </table:table-cell>
          <table:table-cell office:value-type="string" office:value="すっぱい">
            <text:p>すっぱい</text:p>
          </table:table-cell>
          <table:table-cell office:value-type="string" office:value="sour">
            <text:p>sour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ぶどうは酸っぱいです。">
            <text:p>このぶどうは酸っぱいです。</text:p>
          </table:table-cell>
          <table:table-cell office:value-type="string" office:value="この ぶどう は すっぱい です。">
            <text:p>この ぶどう は すっぱい です。</text:p>
          </table:table-cell>
          <table:table-cell office:value-type="string" office:value="These grapes are sour.">
            <text:p>These grapes are sour.</text:p>
          </table:table-cell>
          <table:table-cell office:value-type="string" office:value="レモンは酸っぱいので好きではありません。">
            <text:p>レモンは酸っぱいので好きではありません。</text:p>
          </table:table-cell>
          <table:table-cell office:value-type="string" office:value="レモン は すっぱい ので すき で は ありません。">
            <text:p>レモン は すっぱい ので すき で は ありません。</text:p>
          </table:table-cell>
          <table:table-cell office:value-type="string" office:value="I don't like lemons, because they're sour.">
            <text:p>I don't like lemons, because they're sour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違う">
            <text:p>違う</text:p>
          </table:table-cell>
          <table:table-cell office:value-type="string" office:value="ちがう">
            <text:p>ちがう</text:p>
          </table:table-cell>
          <table:table-cell office:value-type="string" office:value="differ, be wrong">
            <text:p>differ, be wrong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答えが違います。">
            <text:p>答えが違います。</text:p>
          </table:table-cell>
          <table:table-cell office:value-type="string" office:value="こたえ が ちがいます。">
            <text:p>こたえ が ちがいます。</text:p>
          </table:table-cell>
          <table:table-cell office:value-type="string" office:value="The answer is wrong.">
            <text:p>The answer is wrong.</text:p>
          </table:table-cell>
          <table:table-cell office:value-type="string" office:value="これまでの私とは違うんです。">
            <text:p>これまでの私とは違うんです。</text:p>
          </table:table-cell>
          <table:table-cell office:value-type="string" office:value="これ まで の わたし と は ちがう ん です。">
            <text:p>これ まで の わたし と は ちがう ん です。</text:p>
          </table:table-cell>
          <table:table-cell office:value-type="string" office:value="I am not the same as before.">
            <text:p>I am not the same as before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細い">
            <text:p>細い</text:p>
          </table:table-cell>
          <table:table-cell office:value-type="string" office:value="ほそい">
            <text:p>ほそい</text:p>
          </table:table-cell>
          <table:table-cell office:value-type="string" office:value="thin, slender">
            <text:p>thin, slender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は指が細いですね。">
            <text:p>彼女は指が細いですね。</text:p>
          </table:table-cell>
          <table:table-cell office:value-type="string" office:value="かのじょ は ゆび が ほそい です ね。">
            <text:p>かのじょ は ゆび が ほそい です ね。</text:p>
          </table:table-cell>
          <table:table-cell office:value-type="string" office:value="Her fingers are thin.">
            <text:p>Her fingers are thin.</text:p>
          </table:table-cell>
          <table:table-cell office:value-type="string" office:value="あの子はすごく細いですね。">
            <text:p>あの子はすごく細いですね。</text:p>
          </table:table-cell>
          <table:table-cell office:value-type="string" office:value="あの こ は すごく ほそい です ね。">
            <text:p>あの こ は すごく ほそい です ね。</text:p>
          </table:table-cell>
          <table:table-cell office:value-type="string" office:value="That child is so thin.">
            <text:p>That child is so thin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三つ">
            <text:p>三つ</text:p>
          </table:table-cell>
          <table:table-cell office:value-type="string" office:value="みっつ">
            <text:p>みっつ</text:p>
          </table:table-cell>
          <table:table-cell office:value-type="string" office:value="three (things)">
            <text:p>three (thing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コップを三つ買いました。">
            <text:p>コップを三つ買いました。</text:p>
          </table:table-cell>
          <table:table-cell office:value-type="string" office:value="コップ を みっつ かいました。">
            <text:p>コップ を みっつ かいました。</text:p>
          </table:table-cell>
          <table:table-cell office:value-type="string" office:value="I bought three glasses.">
            <text:p>I bought three glasses.</text:p>
          </table:table-cell>
          <table:table-cell office:value-type="string" office:value="ジャムを作るのにりんごが三つ要ります。">
            <text:p>ジャムを作るのにりんごが三つ要ります。</text:p>
          </table:table-cell>
          <table:table-cell office:value-type="string" office:value="ジャム を つくる の に りんご が みっつ いります。">
            <text:p>ジャム を つくる の に りんご が みっつ いります。</text:p>
          </table:table-cell>
          <table:table-cell office:value-type="string" office:value="We need three apples to make jam.">
            <text:p>We need three apples to make jam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八日">
            <text:p>八日</text:p>
          </table:table-cell>
          <table:table-cell office:value-type="string" office:value="ようか">
            <text:p>ようか</text:p>
          </table:table-cell>
          <table:table-cell office:value-type="string" office:value="eight days, eighth of the month">
            <text:p>eight days, eighth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八日からイギリスに行きます。">
            <text:p>八日からイギリスに行きます。</text:p>
          </table:table-cell>
          <table:table-cell office:value-type="string" office:value="ようか から イギリス に いきます。">
            <text:p>ようか から イギリス に いきます。</text:p>
          </table:table-cell>
          <table:table-cell office:value-type="string" office:value="I will go to England from the eighth.">
            <text:p>I will go to England from the eighth.</text:p>
          </table:table-cell>
          <table:table-cell office:value-type="string" office:value="次のミーティングは五月八日の3時からです。">
            <text:p>次のミーティングは五月八日の3時からです。</text:p>
          </table:table-cell>
          <table:table-cell office:value-type="string" office:value="つぎ の ミーティング は ご がつ ようか の 3 じ から です。">
            <text:p>つぎ の ミーティング は ご がつ ようか の 3 じ から です。</text:p>
          </table:table-cell>
          <table:table-cell office:value-type="string" office:value="The next meeting is at 3 o'clock on May 8th.">
            <text:p>The next meeting is at 3 o'clock on May 8th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校生">
            <text:p>高校生</text:p>
          </table:table-cell>
          <table:table-cell office:value-type="string" office:value="こうこうせい">
            <text:p>こうこうせい</text:p>
          </table:table-cell>
          <table:table-cell office:value-type="string" office:value="high school student">
            <text:p>high school stud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弟は高校生です。">
            <text:p>私の弟は高校生です。</text:p>
          </table:table-cell>
          <table:table-cell office:value-type="string" office:value="わたし の おとうと は こうこうせい です。">
            <text:p>わたし の おとうと は こうこうせい です。</text:p>
          </table:table-cell>
          <table:table-cell office:value-type="string" office:value="My little brother's a high school student.">
            <text:p>My little brother's a high school student.</text:p>
          </table:table-cell>
          <table:table-cell office:value-type="string" office:value="高校生の時、よく図書館で勉強した。">
            <text:p>高校生の時、よく図書館で勉強した。</text:p>
          </table:table-cell>
          <table:table-cell office:value-type="string" office:value="こうこうせい の とき、 よく としょかん で べんきょう した。">
            <text:p>こうこうせい の とき、 よく としょかん で べんきょう した。</text:p>
          </table:table-cell>
          <table:table-cell office:value-type="string" office:value="When I was a high school student, I often studied in the library.">
            <text:p>When I was a high school student, I often studied in the library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手">
            <text:p>上手</text:p>
          </table:table-cell>
          <table:table-cell office:value-type="string" office:value="じょうず">
            <text:p>じょうず</text:p>
          </table:table-cell>
          <table:table-cell office:value-type="string" office:value="good, skilled">
            <text:p>good, skille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妹は歌が上手です。">
            <text:p>妹は歌が上手です。</text:p>
          </table:table-cell>
          <table:table-cell office:value-type="string" office:value="いもうと は うた が じょうず です。">
            <text:p>いもうと は うた が じょうず です。</text:p>
          </table:table-cell>
          <table:table-cell office:value-type="string" office:value="My little sister can sing well.">
            <text:p>My little sister can sing well.</text:p>
          </table:table-cell>
          <table:table-cell office:value-type="string" office:value="彼はかなり英語が上手です。">
            <text:p>彼はかなり英語が上手です。</text:p>
          </table:table-cell>
          <table:table-cell office:value-type="string" office:value="かれ は かなり えいご が じょうず です。">
            <text:p>かれ は かなり えいご が じょうず です。</text:p>
          </table:table-cell>
          <table:table-cell office:value-type="string" office:value="He's pretty good at English.">
            <text:p>He's pretty good at English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強い">
            <text:p>強い</text:p>
          </table:table-cell>
          <table:table-cell office:value-type="string" office:value="つよい">
            <text:p>つよい</text:p>
          </table:table-cell>
          <table:table-cell office:value-type="string" office:value="strong">
            <text:p>strong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今日は風が強い。">
            <text:p>今日は風が強い。</text:p>
          </table:table-cell>
          <table:table-cell office:value-type="string" office:value="きょう は かぜ が つよい。">
            <text:p>きょう は かぜ が つよい。</text:p>
          </table:table-cell>
          <table:table-cell office:value-type="string" office:value="There's a strong wind today.">
            <text:p>There's a strong wind today.</text:p>
          </table:table-cell>
          <table:table-cell office:value-type="string" office:value="このウィスキーは強いよ。">
            <text:p>このウィスキーは強いよ。</text:p>
          </table:table-cell>
          <table:table-cell office:value-type="string" office:value="この ウィスキー は つよい よ。">
            <text:p>この ウィスキー は つよい よ。</text:p>
          </table:table-cell>
          <table:table-cell office:value-type="string" office:value="This whisky is strong.">
            <text:p>This whisky is strong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七">
            <text:p>七</text:p>
          </table:table-cell>
          <table:table-cell office:value-type="string" office:value="なな">
            <text:p>なな</text:p>
          </table:table-cell>
          <table:table-cell office:value-type="string" office:value="seven (Japanese origin)">
            <text:p>seven (Japanese origi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バナナが七本あります。">
            <text:p>バナナが七本あります。</text:p>
          </table:table-cell>
          <table:table-cell office:value-type="string" office:value="バナナ が なな ほん あります。">
            <text:p>バナナ が なな ほん あります。</text:p>
          </table:table-cell>
          <table:table-cell office:value-type="string" office:value="There are seven bananas.">
            <text:p>There are seven bananas.</text:p>
          </table:table-cell>
          <table:table-cell office:value-type="string" office:value="父は今日、本を七冊も買った。">
            <text:p>父は今日、本を七冊も買った。</text:p>
          </table:table-cell>
          <table:table-cell office:value-type="string" office:value="ちち は きょう、ほん を なな さつ も かった。">
            <text:p>ちち は きょう、ほん を なな さつ も かった。</text:p>
          </table:table-cell>
          <table:table-cell office:value-type="string" office:value="My father bought seven books today.">
            <text:p>My father bought seven books today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二十日">
            <text:p>二十日</text:p>
          </table:table-cell>
          <table:table-cell office:value-type="string" office:value="はつか">
            <text:p>はつか</text:p>
          </table:table-cell>
          <table:table-cell office:value-type="string" office:value="20 days, 20th of the month">
            <text:p>20 days, 20th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来月の二十日は弟の誕生日です。">
            <text:p>来月の二十日は弟の誕生日です。</text:p>
          </table:table-cell>
          <table:table-cell office:value-type="string" office:value="らいげつ の はつか は おとうと の たんじょうび です。">
            <text:p>らいげつ の はつか は おとうと の たんじょうび です。</text:p>
          </table:table-cell>
          <table:table-cell office:value-type="string" office:value="The 20th of next month is my little brother's birthday.">
            <text:p>The 20th of next month is my little brother's birthday.</text:p>
          </table:table-cell>
          <table:table-cell office:value-type="string" office:value="前は七月二十日が海の日でした。">
            <text:p>前は七月二十日が海の日でした。</text:p>
          </table:table-cell>
          <table:table-cell office:value-type="string" office:value="まえ は しち がつ はつか が うみ の ひ でした。">
            <text:p>まえ は しち がつ はつか が うみ の ひ でした。</text:p>
          </table:table-cell>
          <table:table-cell office:value-type="string" office:value="Before, July 20th was Marine Day.">
            <text:p>Before, July 20th was Marine Day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左">
            <text:p>左</text:p>
          </table:table-cell>
          <table:table-cell office:value-type="string" office:value="ひだり">
            <text:p>ひだり</text:p>
          </table:table-cell>
          <table:table-cell office:value-type="string" office:value="left">
            <text:p>lef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こを左に曲がってください。">
            <text:p>そこを左に曲がってください。</text:p>
          </table:table-cell>
          <table:table-cell office:value-type="string" office:value="そこ を ひだり に まがって ください。">
            <text:p>そこ を ひだり に まがって ください。</text:p>
          </table:table-cell>
          <table:table-cell office:value-type="string" office:value="Please turn left there.">
            <text:p>Please turn left there.</text:p>
          </table:table-cell>
          <table:table-cell office:value-type="string" office:value="この車は左ハンドルです。">
            <text:p>この車は左ハンドルです。</text:p>
          </table:table-cell>
          <table:table-cell office:value-type="string" office:value="この くるま は ひだり ハンドル です。">
            <text:p>この くるま は ひだり ハンドル です。</text:p>
          </table:table-cell>
          <table:table-cell office:value-type="string" office:value="This car has the steering wheel on the left.">
            <text:p>This car has the steering wheel on the left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二日">
            <text:p>二日</text:p>
          </table:table-cell>
          <table:table-cell office:value-type="string" office:value="ふつか">
            <text:p>ふつか</text:p>
          </table:table-cell>
          <table:table-cell office:value-type="string" office:value="two days, second of the month">
            <text:p>two days, second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二日待った。">
            <text:p>私は二日待った。</text:p>
          </table:table-cell>
          <table:table-cell office:value-type="string" office:value="わたし は ふつか まった。">
            <text:p>わたし は ふつか まった。</text:p>
          </table:table-cell>
          <table:table-cell office:value-type="string" office:value="I waited two days.">
            <text:p>I waited two days.</text:p>
          </table:table-cell>
          <table:table-cell office:value-type="string" office:value="二日前に駅で彼を見ましたよ。">
            <text:p>二日前に駅で彼を見ましたよ。</text:p>
          </table:table-cell>
          <table:table-cell office:value-type="string" office:value="ふつか まえ に えき で かれ を みました よ。">
            <text:p>ふつか まえ に えき で かれ を みました よ。</text:p>
          </table:table-cell>
          <table:table-cell office:value-type="string" office:value="I saw him at the station two days ago.">
            <text:p>I saw him at the station two days ago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四つ">
            <text:p>四つ</text:p>
          </table:table-cell>
          <table:table-cell office:value-type="string" office:value="よっつ">
            <text:p>よっつ</text:p>
          </table:table-cell>
          <table:table-cell office:value-type="string" office:value="four (things)">
            <text:p>four (thing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腕時計を四つ持っています。">
            <text:p>私は腕時計を四つ持っています。</text:p>
          </table:table-cell>
          <table:table-cell office:value-type="string" office:value="わたし は うでどけい を よっつ もって います。">
            <text:p>わたし は うでどけい を よっつ もって います。</text:p>
          </table:table-cell>
          <table:table-cell office:value-type="string" office:value="I have four wristwatches.">
            <text:p>I have four wristwatches.</text:p>
          </table:table-cell>
          <table:table-cell office:value-type="string" office:value="じゃがいもを四つに切ってください。">
            <text:p>じゃがいもを四つに切ってください。</text:p>
          </table:table-cell>
          <table:table-cell office:value-type="string" office:value="じゃがいも を よっつ に きって ください。">
            <text:p>じゃがいも を よっつ に きって ください。</text:p>
          </table:table-cell>
          <table:table-cell office:value-type="string" office:value="Please cut the potato in four.">
            <text:p>Please cut the potato in four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暖かい">
            <text:p>暖かい</text:p>
          </table:table-cell>
          <table:table-cell office:value-type="string" office:value="あたたかい">
            <text:p>あたたかい</text:p>
          </table:table-cell>
          <table:table-cell office:value-type="string" office:value="warm">
            <text:p>warm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コートはとても暖かい。">
            <text:p>このコートはとても暖かい。</text:p>
          </table:table-cell>
          <table:table-cell office:value-type="string" office:value="この コート は とても あたたかい。">
            <text:p>この コート は とても あたたかい。</text:p>
          </table:table-cell>
          <table:table-cell office:value-type="string" office:value="This coat is really warm.">
            <text:p>This coat is really warm.</text:p>
          </table:table-cell>
          <table:table-cell office:value-type="string" office:value="今年の春は暖かいね。">
            <text:p>今年の春は暖かいね。</text:p>
          </table:table-cell>
          <table:table-cell office:value-type="string" office:value="ことし の はる は あたたかい ね。">
            <text:p>ことし の はる は あたたかい ね。</text:p>
          </table:table-cell>
          <table:table-cell office:value-type="string" office:value="It's warm this spring, isn't it.">
            <text:p>It's warm this spring, isn't it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る">
            <text:p>ある</text:p>
          </table:table-cell>
          <table:table-cell office:value-type="string" office:value="ある">
            <text:p>ある</text:p>
          </table:table-cell>
          <table:table-cell office:value-type="string" office:value="exist, there is">
            <text:p>exist, there is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の机の上に書類がたくさんあります。">
            <text:p>私の机の上に書類がたくさんあります。</text:p>
          </table:table-cell>
          <table:table-cell office:value-type="string" office:value="わたし の つくえ の うえ に しょるい が たくさん あります 。">
            <text:p>わたし の つくえ の うえ に しょるい が たくさん あります 。</text:p>
          </table:table-cell>
          <table:table-cell office:value-type="string" office:value="There are a lot of documents on my desk.">
            <text:p>There are a lot of documents on my desk.</text:p>
          </table:table-cell>
          <table:table-cell office:value-type="string" office:value="財布は机の下にあった。">
            <text:p>財布は机の下にあった。</text:p>
          </table:table-cell>
          <table:table-cell office:value-type="string" office:value="さいふ は つくえ の した に あった。">
            <text:p>さいふ は つくえ の した に あった。</text:p>
          </table:table-cell>
          <table:table-cell office:value-type="string" office:value="My purse was under the desk.">
            <text:p>My purse was under the desk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い">
            <text:p>いい</text:p>
          </table:table-cell>
          <table:table-cell office:value-type="string" office:value="いい">
            <text:p>いい</text:p>
          </table:table-cell>
          <table:table-cell office:value-type="string" office:value="good (informal/spoken form)">
            <text:p>good (informal/spoken form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はいい友達です。">
            <text:p>彼女はいい友達です。</text:p>
          </table:table-cell>
          <table:table-cell office:value-type="string" office:value="かのじょ は いい ともだち です。">
            <text:p>かのじょ は いい ともだち です。</text:p>
          </table:table-cell>
          <table:table-cell office:value-type="string" office:value="She's a good friend of mine.">
            <text:p>She's a good friend of mine.</text:p>
          </table:table-cell>
          <table:table-cell office:value-type="string" office:value="それはとてもいい話だ。">
            <text:p>それはとてもいい話だ。</text:p>
          </table:table-cell>
          <table:table-cell office:value-type="string" office:value="それ は とても いい はなし だ。">
            <text:p>それ は とても いい はなし だ。</text:p>
          </table:table-cell>
          <table:table-cell office:value-type="string" office:value="That's a really nice story.">
            <text:p>That's a really nice story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">
            <text:p>上</text:p>
          </table:table-cell>
          <table:table-cell office:value-type="string" office:value="うえ">
            <text:p>うえ</text:p>
          </table:table-cell>
          <table:table-cell office:value-type="string" office:value="up, above">
            <text:p>up, abov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上を向いて。">
            <text:p>上を向いて。</text:p>
          </table:table-cell>
          <table:table-cell office:value-type="string" office:value="うえ を むいて。">
            <text:p>うえ を むいて。</text:p>
          </table:table-cell>
          <table:table-cell office:value-type="string" office:value="Look up.">
            <text:p>Look up.</text:p>
          </table:table-cell>
          <table:table-cell office:value-type="string" office:value="彼はかばんをいすの上に置きました。">
            <text:p>彼はかばんをいすの上に置きました。</text:p>
          </table:table-cell>
          <table:table-cell office:value-type="string" office:value="かれ は かばん を いす の うえ に おきました。">
            <text:p>かれ は かばん を いす の うえ に おきました。</text:p>
          </table:table-cell>
          <table:table-cell office:value-type="string" office:value="He put the bag on the chair.">
            <text:p>He put the bag on the chair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駅">
            <text:p>駅</text:p>
          </table:table-cell>
          <table:table-cell office:value-type="string" office:value="えき">
            <text:p>えき</text:p>
          </table:table-cell>
          <table:table-cell office:value-type="string" office:value="train station">
            <text:p>train st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駅はどこですか。">
            <text:p>駅はどこですか。</text:p>
          </table:table-cell>
          <table:table-cell office:value-type="string" office:value="えき は どこ です か。">
            <text:p>えき は どこ です か。</text:p>
          </table:table-cell>
          <table:table-cell office:value-type="string" office:value="Where's the station?">
            <text:p>Where's the station?</text:p>
          </table:table-cell>
          <table:table-cell office:value-type="string" office:value="私の家は駅の近くです。">
            <text:p>私の家は駅の近くです。</text:p>
          </table:table-cell>
          <table:table-cell office:value-type="string" office:value="わたし の いえ は えき の ちかく です。">
            <text:p>わたし の いえ は えき の ちかく です。</text:p>
          </table:table-cell>
          <table:table-cell office:value-type="string" office:value="My house is near the station.">
            <text:p>My house is near the station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美味しい">
            <text:p>美味しい</text:p>
          </table:table-cell>
          <table:table-cell office:value-type="string" office:value="おいしい">
            <text:p>おいしい</text:p>
          </table:table-cell>
          <table:table-cell office:value-type="string" office:value="tasty">
            <text:p>tast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ケーキは美味しいね。">
            <text:p>このケーキは美味しいね。</text:p>
          </table:table-cell>
          <table:table-cell office:value-type="string" office:value="この ケーキ は おいしい ね。">
            <text:p>この ケーキ は おいしい ね。</text:p>
          </table:table-cell>
          <table:table-cell office:value-type="string" office:value="This cake is yummy.">
            <text:p>This cake is yummy.</text:p>
          </table:table-cell>
          <table:table-cell office:value-type="string" office:value="夏はすいかが美味しい。">
            <text:p>夏はすいかが美味しい。</text:p>
          </table:table-cell>
          <table:table-cell office:value-type="string" office:value="なつ は すいか が おいしい。">
            <text:p>なつ は すいか が おいしい。</text:p>
          </table:table-cell>
          <table:table-cell office:value-type="string" office:value="Watermelon is delicious in summer.">
            <text:p>Watermelon is delicious in summer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昨日">
            <text:p>昨日</text:p>
          </table:table-cell>
          <table:table-cell office:value-type="string" office:value="きのう">
            <text:p>きのう</text:p>
          </table:table-cell>
          <table:table-cell office:value-type="string" office:value="yesterday (colloquial)">
            <text:p>yesterday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、友達に会った。">
            <text:p>昨日、友達に会った。</text:p>
          </table:table-cell>
          <table:table-cell office:value-type="string" office:value="きのう ともだち に あった。">
            <text:p>きのう ともだち に あった。</text:p>
          </table:table-cell>
          <table:table-cell office:value-type="string" office:value="I met my friend yesterday.">
            <text:p>I met my friend yesterday.</text:p>
          </table:table-cell>
          <table:table-cell office:value-type="string" office:value="昨日の夜は家にいました。">
            <text:p>昨日の夜は家にいました。</text:p>
          </table:table-cell>
          <table:table-cell office:value-type="string" office:value="きのう の よる は いえ に いました。">
            <text:p>きのう の よる は いえ に いました。</text:p>
          </table:table-cell>
          <table:table-cell office:value-type="string" office:value="I was at home last night.">
            <text:p>I was at home last night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綺麗">
            <text:p>綺麗</text:p>
          </table:table-cell>
          <table:table-cell office:value-type="string" office:value="きれい">
            <text:p>きれい</text:p>
          </table:table-cell>
          <table:table-cell office:value-type="string" office:value="pretty, clean">
            <text:p>pretty, clean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女はとても綺麗だ。">
            <text:p>彼女はとても綺麗だ。</text:p>
          </table:table-cell>
          <table:table-cell office:value-type="string" office:value="かのじょ は とても きれい だ。">
            <text:p>かのじょ は とても きれい だ。</text:p>
          </table:table-cell>
          <table:table-cell office:value-type="string" office:value="She's very pretty.">
            <text:p>She's very pretty.</text:p>
          </table:table-cell>
          <table:table-cell office:value-type="string" office:value="あそこに綺麗な鳥がいます。">
            <text:p>あそこに綺麗な鳥がいます。</text:p>
          </table:table-cell>
          <table:table-cell office:value-type="string" office:value="あそこ に きれいな とり が います 。">
            <text:p>あそこ に きれいな とり が います 。</text:p>
          </table:table-cell>
          <table:table-cell office:value-type="string" office:value="There's a beautiful bird there.">
            <text:p>There's a beautiful bird there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五">
            <text:p>五</text:p>
          </table:table-cell>
          <table:table-cell office:value-type="string" office:value="ご">
            <text:p>ご</text:p>
          </table:table-cell>
          <table:table-cell office:value-type="string" office:value="five">
            <text:p>fiv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五人で旅行に行きました。">
            <text:p>五人で旅行に行きました。</text:p>
          </table:table-cell>
          <table:table-cell office:value-type="string" office:value="ご にん で りょこう に いきました。">
            <text:p>ご にん で りょこう に いきました。</text:p>
          </table:table-cell>
          <table:table-cell office:value-type="string" office:value="Five of us went on a trip.">
            <text:p>Five of us went on a trip.</text:p>
          </table:table-cell>
          <table:table-cell office:value-type="string" office:value="うちは五人家族です。">
            <text:p>うちは五人家族です。</text:p>
          </table:table-cell>
          <table:table-cell office:value-type="string" office:value="うち は ご にん かぞく です。">
            <text:p>うち は ご にん かぞく です。</text:p>
          </table:table-cell>
          <table:table-cell office:value-type="string" office:value="We're a family of five.">
            <text:p>We're a family of five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九つ">
            <text:p>九つ</text:p>
          </table:table-cell>
          <table:table-cell office:value-type="string" office:value="ここのつ">
            <text:p>ここのつ</text:p>
          </table:table-cell>
          <table:table-cell office:value-type="string" office:value="nine (things)">
            <text:p>nine (thing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娘は明日九つになります。">
            <text:p>娘は明日九つになります。</text:p>
          </table:table-cell>
          <table:table-cell office:value-type="string" office:value="むすめ は あす ここのつ に なります。">
            <text:p>むすめ は あす ここのつ に なります。</text:p>
          </table:table-cell>
          <table:table-cell office:value-type="string" office:value="My daughter's turning nine tomorrow.">
            <text:p>My daughter's turning nine tomorrow.</text:p>
          </table:table-cell>
          <table:table-cell office:value-type="string" office:value="兄はおにぎりを九つも食べた。">
            <text:p>兄はおにぎりを九つも食べた。</text:p>
          </table:table-cell>
          <table:table-cell office:value-type="string" office:value="あに は おにぎり を ここのつ も たべた。">
            <text:p>あに は おにぎり を ここのつ も たべた。</text:p>
          </table:table-cell>
          <table:table-cell office:value-type="string" office:value="My older brother ate nine rice balls.">
            <text:p>My older brother ate nine rice balls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願い">
            <text:p>お願い</text:p>
          </table:table-cell>
          <table:table-cell office:value-type="string" office:value="おねがい">
            <text:p>おねがい</text:p>
          </table:table-cell>
          <table:table-cell office:value-type="string" office:value="favor">
            <text:p>favor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お願いがあります。">
            <text:p>お願いがあります。</text:p>
          </table:table-cell>
          <table:table-cell office:value-type="string" office:value="おねがい が あります。">
            <text:p>おねがい が あります。</text:p>
          </table:table-cell>
          <table:table-cell office:value-type="string" office:value="I have a favor to ask.">
            <text:p>I have a favor to ask.</text:p>
          </table:table-cell>
          <table:table-cell office:value-type="string" office:value="支払いはカードでお願いします。">
            <text:p>支払いはカードでお願いします。</text:p>
          </table:table-cell>
          <table:table-cell office:value-type="string" office:value="しはらい は カード で おねがい します。">
            <text:p>しはらい は カード で おねがい します。</text:p>
          </table:table-cell>
          <table:table-cell office:value-type="string" office:value="Please pay by credit card.">
            <text:p>Please pay by credit card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答える">
            <text:p>答える</text:p>
          </table:table-cell>
          <table:table-cell office:value-type="string" office:value="こたえる">
            <text:p>こたえる</text:p>
          </table:table-cell>
          <table:table-cell office:value-type="string" office:value="give an answer">
            <text:p>give an answ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の質問に答えてください。">
            <text:p>私の質問に答えてください。</text:p>
          </table:table-cell>
          <table:table-cell office:value-type="string" office:value="わたし の しつもん に こたえて ください。">
            <text:p>わたし の しつもん に こたえて ください。</text:p>
          </table:table-cell>
          <table:table-cell office:value-type="string" office:value="Please answer my question.">
            <text:p>Please answer my question.</text:p>
          </table:table-cell>
          <table:table-cell office:value-type="string" office:value="誰も彼の質問に答えられませんでした。">
            <text:p>誰も彼の質問に答えられませんでした。</text:p>
          </table:table-cell>
          <table:table-cell office:value-type="string" office:value="だれ も かれ の しつもん に こたえられません でした。">
            <text:p>だれ も かれ の しつもん に こたえられません でした。</text:p>
          </table:table-cell>
          <table:table-cell office:value-type="string" office:value="Nobody was able to answer his question.">
            <text:p>Nobody was able to answer his question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先">
            <text:p>先</text:p>
          </table:table-cell>
          <table:table-cell office:value-type="string" office:value="さき">
            <text:p>さき</text:p>
          </table:table-cell>
          <table:table-cell office:value-type="string" office:value="ahead, first">
            <text:p>ahead, fir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から先は入らないでください。">
            <text:p>ここから先は入らないでください。</text:p>
          </table:table-cell>
          <table:table-cell office:value-type="string" office:value="ここ から さき は はいらないで ください。">
            <text:p>ここ から さき は はいらないで ください。</text:p>
          </table:table-cell>
          <table:table-cell office:value-type="string" office:value="Please do not go beyond this point.">
            <text:p>Please do not go beyond this point.</text:p>
          </table:table-cell>
          <table:table-cell office:value-type="string" office:value="この先に何があるか誰も知らない。">
            <text:p>この先に何があるか誰も知らない。</text:p>
          </table:table-cell>
          <table:table-cell office:value-type="string" office:value="この さき に なに が ある か だれ も しらない。">
            <text:p>この さき に なに が ある か だれ も しらない。</text:p>
          </table:table-cell>
          <table:table-cell office:value-type="string" office:value="Nobody knows what is beyond this.">
            <text:p>Nobody knows what is beyond this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寒い">
            <text:p>寒い</text:p>
          </table:table-cell>
          <table:table-cell office:value-type="string" office:value="さむい">
            <text:p>さむい</text:p>
          </table:table-cell>
          <table:table-cell office:value-type="string" office:value="cold (temperature of the air)">
            <text:p>cold (temperature of the air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部屋は寒いです。">
            <text:p>この部屋は寒いです。</text:p>
          </table:table-cell>
          <table:table-cell office:value-type="string" office:value="この へや は さむい です。">
            <text:p>この へや は さむい です。</text:p>
          </table:table-cell>
          <table:table-cell office:value-type="string" office:value="It's cold in this room.">
            <text:p>It's cold in this room.</text:p>
          </table:table-cell>
          <table:table-cell office:value-type="string" office:value="カナダの冬はとても寒いです。">
            <text:p>カナダの冬はとても寒いです。</text:p>
          </table:table-cell>
          <table:table-cell office:value-type="string" office:value="カナダ の ふゆ は とても さむい です。">
            <text:p>カナダ の ふゆ は とても さむい です。</text:p>
          </table:table-cell>
          <table:table-cell office:value-type="string" office:value="Canadian winters are very cold.">
            <text:p>Canadian winters are very cold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四">
            <text:p>四</text:p>
          </table:table-cell>
          <table:table-cell office:value-type="string" office:value="し">
            <text:p>し</text:p>
          </table:table-cell>
          <table:table-cell office:value-type="string" office:value="four (Chinese origin)">
            <text:p>four (Chinese origi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四月に大学に入学しました。">
            <text:p>四月に大学に入学しました。</text:p>
          </table:table-cell>
          <table:table-cell office:value-type="string" office:value="し がつ に だいがく に にゅうがく しました。">
            <text:p>し がつ に だいがく に にゅうがく しました。</text:p>
          </table:table-cell>
          <table:table-cell office:value-type="string" office:value="I entered college in April.">
            <text:p>I entered college in April.</text:p>
          </table:table-cell>
          <table:table-cell office:value-type="string" office:value="「四」という漢字は「し」とも読みます。">
            <text:p>「四」という漢字は「し」とも読みます。</text:p>
          </table:table-cell>
          <table:table-cell office:value-type="string" office:value="「 よん 」 と いう かんじ は 「 し」 と も よみます。">
            <text:p>「 よん 」 と いう かんじ は 「 し」 と も よみます。</text:p>
          </table:table-cell>
          <table:table-cell office:value-type="string" office:value="The Chinese character for &quot;yon&quot; (four) can also be read as &quot;shi.&quot;">
            <text:p>The Chinese character for "yon" (four) can also be read as "shi."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三日">
            <text:p>三日</text:p>
          </table:table-cell>
          <table:table-cell office:value-type="string" office:value="みっか">
            <text:p>みっか</text:p>
          </table:table-cell>
          <table:table-cell office:value-type="string" office:value="three days, third of the month">
            <text:p>three days, third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手紙が届くのに三日かかりました。">
            <text:p>手紙が届くのに三日かかりました。</text:p>
          </table:table-cell>
          <table:table-cell office:value-type="string" office:value="てがみ が とどく の に みっか かかりました。">
            <text:p>てがみ が とどく の に みっか かかりました。</text:p>
          </table:table-cell>
          <table:table-cell office:value-type="string" office:value="It took three days for the letter to arrive.">
            <text:p>It took three days for the letter to arrive.</text:p>
          </table:table-cell>
          <table:table-cell office:value-type="string" office:value="三月三日は耳の日です。">
            <text:p>三月三日は耳の日です。</text:p>
          </table:table-cell>
          <table:table-cell office:value-type="string" office:value="さん がつ みっか は みみ の ひ です。">
            <text:p>さん がつ みっか は みみ の ひ です。</text:p>
          </table:table-cell>
          <table:table-cell office:value-type="string" office:value="March 3rd is Ear Day.">
            <text:p>March 3rd is Ear Day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">
            <text:p>下</text:p>
          </table:table-cell>
          <table:table-cell office:value-type="string" office:value="した">
            <text:p>した</text:p>
          </table:table-cell>
          <table:table-cell office:value-type="string" office:value="under, below">
            <text:p>under, below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財布は机の下にあった。">
            <text:p>財布は机の下にあった。</text:p>
          </table:table-cell>
          <table:table-cell office:value-type="string" office:value="さいふ は つくえ の した に あった。">
            <text:p>さいふ は つくえ の した に あった。</text:p>
          </table:table-cell>
          <table:table-cell office:value-type="string" office:value="My purse was under the desk.">
            <text:p>My purse was under the desk.</text:p>
          </table:table-cell>
          <table:table-cell office:value-type="string" office:value="エレベーターで下に降りましょう。">
            <text:p>エレベーターで下に降りましょう。</text:p>
          </table:table-cell>
          <table:table-cell office:value-type="string" office:value="エレベーター で した に おりましょう。">
            <text:p>エレベーター で した に おりましょう。</text:p>
          </table:table-cell>
          <table:table-cell office:value-type="string" office:value="Let's take the elevator down.">
            <text:p>Let's take the elevator down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丈夫">
            <text:p>大丈夫</text:p>
          </table:table-cell>
          <table:table-cell office:value-type="string" office:value="だいじょうぶ">
            <text:p>だいじょうぶ</text:p>
          </table:table-cell>
          <table:table-cell office:value-type="string" office:value="all right, OK">
            <text:p>all right, OK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大丈夫ですか。">
            <text:p>大丈夫ですか。</text:p>
          </table:table-cell>
          <table:table-cell office:value-type="string" office:value="だいじょうぶ です か。">
            <text:p>だいじょうぶ です か。</text:p>
          </table:table-cell>
          <table:table-cell office:value-type="string" office:value="Are you OK?">
            <text:p>Are you OK?</text:p>
          </table:table-cell>
          <table:table-cell office:value-type="string" office:value="少し頭が痛いけど、大丈夫です。">
            <text:p>少し頭が痛いけど、大丈夫です。</text:p>
          </table:table-cell>
          <table:table-cell office:value-type="string" office:value="すこし あたま が いたい けど、 だいじょうぶ です。">
            <text:p>すこし あたま が いたい けど、 だいじょうぶ です。</text:p>
          </table:table-cell>
          <table:table-cell office:value-type="string" office:value="I have a slight headache, but I'm OK.">
            <text:p>I have a slight headache, but I'm OK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人">
            <text:p>大人</text:p>
          </table:table-cell>
          <table:table-cell office:value-type="string" office:value="おとな">
            <text:p>おとな</text:p>
          </table:table-cell>
          <table:table-cell office:value-type="string" office:value="adult">
            <text:p>adul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大人の言うことを聞きなさい。">
            <text:p>大人の言うことを聞きなさい。</text:p>
          </table:table-cell>
          <table:table-cell office:value-type="string" office:value="おとな の いう こと を ききなさい。">
            <text:p>おとな の いう こと を ききなさい。</text:p>
          </table:table-cell>
          <table:table-cell office:value-type="string" office:value="Listen to what adults say.">
            <text:p>Listen to what adults say.</text:p>
          </table:table-cell>
          <table:table-cell office:value-type="string" office:value="お酒は大人になってから。">
            <text:p>お酒は大人になってから。</text:p>
          </table:table-cell>
          <table:table-cell office:value-type="string" office:value="おさけ は おとな に なって から。">
            <text:p>おさけ は おとな に なって から。</text:p>
          </table:table-cell>
          <table:table-cell office:value-type="string" office:value="You can drink alcohol when you're an adult.">
            <text:p>You can drink alcohol when you're an adult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す">
            <text:p>出す</text:p>
          </table:table-cell>
          <table:table-cell office:value-type="string" office:value="だす">
            <text:p>だす</text:p>
          </table:table-cell>
          <table:table-cell office:value-type="string" office:value="take out">
            <text:p>take ou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かばんから教科書を出した。">
            <text:p>彼はかばんから教科書を出した。</text:p>
          </table:table-cell>
          <table:table-cell office:value-type="string" office:value="かれ は かばん から きょうかしょ を だした。">
            <text:p>かれ は かばん から きょうかしょ を だした。</text:p>
          </table:table-cell>
          <table:table-cell office:value-type="string" office:value="He took the textbook out of his bag.">
            <text:p>He took the textbook out of his bag.</text:p>
          </table:table-cell>
          <table:table-cell office:value-type="string" office:value="ポケットから手を出しなさい。">
            <text:p>ポケットから手を出しなさい。</text:p>
          </table:table-cell>
          <table:table-cell office:value-type="string" office:value="ポケット から て を だしなさい。">
            <text:p>ポケット から て を だしなさい。</text:p>
          </table:table-cell>
          <table:table-cell office:value-type="string" office:value="Take your hands out of the pockets.">
            <text:p>Take your hands out of the pockets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父">
            <text:p>父</text:p>
          </table:table-cell>
          <table:table-cell office:value-type="string" office:value="ちち">
            <text:p>ちち</text:p>
          </table:table-cell>
          <table:table-cell office:value-type="string" office:value="(one's own) father">
            <text:p>(one's own) fath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父が大好きです。">
            <text:p>私は父が大好きです。</text:p>
          </table:table-cell>
          <table:table-cell office:value-type="string" office:value="わたし は ちち が だいすき です。">
            <text:p>わたし は ちち が だいすき です。</text:p>
          </table:table-cell>
          <table:table-cell office:value-type="string" office:value="I love my father.">
            <text:p>I love my father.</text:p>
          </table:table-cell>
          <table:table-cell office:value-type="string" office:value="父は家の中にいます。">
            <text:p>父は家の中にいます。</text:p>
          </table:table-cell>
          <table:table-cell office:value-type="string" office:value="ちち は いえ の なか に います。">
            <text:p>ちち は いえ の なか に います。</text:p>
          </table:table-cell>
          <table:table-cell office:value-type="string" office:value="My father is inside the house.">
            <text:p>My father is inside the house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母">
            <text:p>母</text:p>
          </table:table-cell>
          <table:table-cell office:value-type="string" office:value="はは">
            <text:p>はは</text:p>
          </table:table-cell>
          <table:table-cell office:value-type="string" office:value="(one's own) mother">
            <text:p>(one's own) moth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、母と話をしました。">
            <text:p>昨日、母と話をしました。</text:p>
          </table:table-cell>
          <table:table-cell office:value-type="string" office:value="きのう はは と はなし を しました。">
            <text:p>きのう はは と はなし を しました。</text:p>
          </table:table-cell>
          <table:table-cell office:value-type="string" office:value="I talked to my mother yesterday.">
            <text:p>I talked to my mother yesterday.</text:p>
          </table:table-cell>
          <table:table-cell office:value-type="string" office:value="母がコーンスープを作っている。">
            <text:p>母がコーンスープを作っている。</text:p>
          </table:table-cell>
          <table:table-cell office:value-type="string" office:value="はは が コーン スープ を つくって いる。">
            <text:p>はは が コーン スープ を つくって いる。</text:p>
          </table:table-cell>
          <table:table-cell office:value-type="string" office:value="My mother is making some corn chowder.">
            <text:p>My mother is making some corn chowder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月">
            <text:p>月</text:p>
          </table:table-cell>
          <table:table-cell office:value-type="string" office:value="つき">
            <text:p>つき</text:p>
          </table:table-cell>
          <table:table-cell office:value-type="string" office:value="moon">
            <text:p>mo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夜は月がとてもきれいです。">
            <text:p>今夜は月がとてもきれいです。</text:p>
          </table:table-cell>
          <table:table-cell office:value-type="string" office:value="こんや は つき が とても きれい です。">
            <text:p>こんや は つき が とても きれい です。</text:p>
          </table:table-cell>
          <table:table-cell office:value-type="string" office:value="The moon looks so beautiful tonight.">
            <text:p>The moon looks so beautiful tonight.</text:p>
          </table:table-cell>
          <table:table-cell office:value-type="string" office:value="雲の間から月が出た。">
            <text:p>雲の間から月が出た。</text:p>
          </table:table-cell>
          <table:table-cell office:value-type="string" office:value="くも の あいだ から つき が でた。">
            <text:p>くも の あいだ から つき が でた。</text:p>
          </table:table-cell>
          <table:table-cell office:value-type="string" office:value="The moon came out from between the clouds.">
            <text:p>The moon came out from between the clouds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妹">
            <text:p>妹</text:p>
          </table:table-cell>
          <table:table-cell office:value-type="string" office:value="いもうと">
            <text:p>いもうと</text:p>
          </table:table-cell>
          <table:table-cell office:value-type="string" office:value="younger sister">
            <text:p>younger sis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妹は小学生です。">
            <text:p>私の妹は小学生です。</text:p>
          </table:table-cell>
          <table:table-cell office:value-type="string" office:value="わたし の いもうと は しょうがくせい です。">
            <text:p>わたし の いもうと は しょうがくせい です。</text:p>
          </table:table-cell>
          <table:table-cell office:value-type="string" office:value="My little sister goes to elementary school.">
            <text:p>My little sister goes to elementary school.</text:p>
          </table:table-cell>
          <table:table-cell office:value-type="string" office:value="妹は漫画が好きです。">
            <text:p>妹は漫画が好きです。</text:p>
          </table:table-cell>
          <table:table-cell office:value-type="string" office:value="いもうと は まんが が すき です。">
            <text:p>いもうと は まんが が すき です。</text:p>
          </table:table-cell>
          <table:table-cell office:value-type="string" office:value="My little sister likes comics.">
            <text:p>My little sister likes comics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冷たい">
            <text:p>冷たい</text:p>
          </table:table-cell>
          <table:table-cell office:value-type="string" office:value="つめたい">
            <text:p>つめたい</text:p>
          </table:table-cell>
          <table:table-cell office:value-type="string" office:value="cold (to touch)">
            <text:p>cold (to touch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冷たい飲み物をください。">
            <text:p>冷たい飲み物をください。</text:p>
          </table:table-cell>
          <table:table-cell office:value-type="string" office:value="つめたい のみもの を ください。">
            <text:p>つめたい のみもの を ください。</text:p>
          </table:table-cell>
          <table:table-cell office:value-type="string" office:value="Please give me a cold drink.">
            <text:p>Please give me a cold drink.</text:p>
          </table:table-cell>
          <table:table-cell office:value-type="string" office:value="今日は海の水が冷たい。">
            <text:p>今日は海の水が冷たい。</text:p>
          </table:table-cell>
          <table:table-cell office:value-type="string" office:value="きょう は うみ の みず が つめたい。">
            <text:p>きょう は うみ の みず が つめたい。</text:p>
          </table:table-cell>
          <table:table-cell office:value-type="string" office:value="Today, the ocean water is cold.">
            <text:p>Today, the ocean water is cold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弟">
            <text:p>弟</text:p>
          </table:table-cell>
          <table:table-cell office:value-type="string" office:value="おとうと">
            <text:p>おとうと</text:p>
          </table:table-cell>
          <table:table-cell office:value-type="string" office:value="younger brother">
            <text:p>younger broth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弟は野球が好きです。">
            <text:p>弟は野球が好きです。</text:p>
          </table:table-cell>
          <table:table-cell office:value-type="string" office:value="おとうと は やきゅう が すき です。">
            <text:p>おとうと は やきゅう が すき です。</text:p>
          </table:table-cell>
          <table:table-cell office:value-type="string" office:value="My little brother likes baseball.">
            <text:p>My little brother likes baseball.</text:p>
          </table:table-cell>
          <table:table-cell office:value-type="string" office:value="私の弟は高校生です。">
            <text:p>私の弟は高校生です。</text:p>
          </table:table-cell>
          <table:table-cell office:value-type="string" office:value="わたし の おとうと は こうこうせい です。">
            <text:p>わたし の おとうと は こうこうせい です。</text:p>
          </table:table-cell>
          <table:table-cell office:value-type="string" office:value="My little brother's a high school student.">
            <text:p>My little brother's a high school student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">
            <text:p>手</text:p>
          </table:table-cell>
          <table:table-cell office:value-type="string" office:value="て">
            <text:p>て</text:p>
          </table:table-cell>
          <table:table-cell office:value-type="string" office:value="hand">
            <text:p>ha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分かった人は手を上げてください。">
            <text:p>分かった人は手を上げてください。</text:p>
          </table:table-cell>
          <table:table-cell office:value-type="string" office:value="わかった ひと は て を あげて ください。">
            <text:p>わかった ひと は て を あげて ください。</text:p>
          </table:table-cell>
          <table:table-cell office:value-type="string" office:value="Raise your hand if you know the answer.">
            <text:p>Raise your hand if you know the answer.</text:p>
          </table:table-cell>
          <table:table-cell office:value-type="string" office:value="ハンカチで手をふきました。">
            <text:p>ハンカチで手をふきました。</text:p>
          </table:table-cell>
          <table:table-cell office:value-type="string" office:value="ハンカチ で て を ふきました。">
            <text:p>ハンカチ で て を ふきました。</text:p>
          </table:table-cell>
          <table:table-cell office:value-type="string" office:value="I wiped my hands with my handkerchief.">
            <text:p>I wiped my hands with my handkerchief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十日">
            <text:p>十日</text:p>
          </table:table-cell>
          <table:table-cell office:value-type="string" office:value="とおか">
            <text:p>とおか</text:p>
          </table:table-cell>
          <table:table-cell office:value-type="string" office:value="ten days, tenth of the month">
            <text:p>ten days, tenth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十日後に帰ります。">
            <text:p>十日後に帰ります。</text:p>
          </table:table-cell>
          <table:table-cell office:value-type="string" office:value="とおか ご に かえります。">
            <text:p>とおか ご に かえります。</text:p>
          </table:table-cell>
          <table:table-cell office:value-type="string" office:value="I'll be back in ten days.">
            <text:p>I'll be back in ten days.</text:p>
          </table:table-cell>
          <table:table-cell office:value-type="string" office:value="テストまであと十日です。">
            <text:p>テストまであと十日です。</text:p>
          </table:table-cell>
          <table:table-cell office:value-type="string" office:value="テスト まで あと とおか です。">
            <text:p>テスト まで あと とおか です。</text:p>
          </table:table-cell>
          <table:table-cell office:value-type="string" office:value="There are ten more days until the exam.">
            <text:p>There are ten more days until the exam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口">
            <text:p>口</text:p>
          </table:table-cell>
          <table:table-cell office:value-type="string" office:value="くち">
            <text:p>くち</text:p>
          </table:table-cell>
          <table:table-cell office:value-type="string" office:value="mouth">
            <text:p>mou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口を大きく開けてください。">
            <text:p>口を大きく開けてください。</text:p>
          </table:table-cell>
          <table:table-cell office:value-type="string" office:value="くち を おおきく あけて ください。">
            <text:p>くち を おおきく あけて ください。</text:p>
          </table:table-cell>
          <table:table-cell office:value-type="string" office:value="Open wide, please.">
            <text:p>Open wide, please.</text:p>
          </table:table-cell>
          <table:table-cell office:value-type="string" office:value="食べる時は口を閉じなさい。">
            <text:p>食べる時は口を閉じなさい。</text:p>
          </table:table-cell>
          <table:table-cell office:value-type="string" office:value="たべる とき は くち を とじなさい。">
            <text:p>たべる とき は くち を とじなさい。</text:p>
          </table:table-cell>
          <table:table-cell office:value-type="string" office:value="Close your mouth when eating.">
            <text:p>Close your mouth when eating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夏">
            <text:p>夏</text:p>
          </table:table-cell>
          <table:table-cell office:value-type="string" office:value="なつ">
            <text:p>なつ</text:p>
          </table:table-cell>
          <table:table-cell office:value-type="string" office:value="summer">
            <text:p>summ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夏が大好き。">
            <text:p>私は夏が大好き。</text:p>
          </table:table-cell>
          <table:table-cell office:value-type="string" office:value="わたし は なつ が だいすき。">
            <text:p>わたし は なつ が だいすき。</text:p>
          </table:table-cell>
          <table:table-cell office:value-type="string" office:value="I love summer.">
            <text:p>I love summer.</text:p>
          </table:table-cell>
          <table:table-cell office:value-type="string" office:value="夏はビールがとても美味しい。">
            <text:p>夏はビールがとても美味しい。</text:p>
          </table:table-cell>
          <table:table-cell office:value-type="string" office:value="なつ は ビール が とても おいしい。">
            <text:p>なつ は ビール が とても おいしい。</text:p>
          </table:table-cell>
          <table:table-cell office:value-type="string" office:value="Beer tastes really good in summer.">
            <text:p>Beer tastes really good in summer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七つ">
            <text:p>七つ</text:p>
          </table:table-cell>
          <table:table-cell office:value-type="string" office:value="ななつ">
            <text:p>ななつ</text:p>
          </table:table-cell>
          <table:table-cell office:value-type="string" office:value="seven (things)">
            <text:p>seven (thing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子は今年七つになります。">
            <text:p>この子は今年七つになります。</text:p>
          </table:table-cell>
          <table:table-cell office:value-type="string" office:value="この こ は ことし ななつ に なります。">
            <text:p>この こ は ことし ななつ に なります。</text:p>
          </table:table-cell>
          <table:table-cell office:value-type="string" office:value="This kid is turning seven this year.">
            <text:p>This kid is turning seven this year.</text:p>
          </table:table-cell>
          <table:table-cell office:value-type="string" office:value="ロールパンを七つ買ってきてください。">
            <text:p>ロールパンを七つ買ってきてください。</text:p>
          </table:table-cell>
          <table:table-cell office:value-type="string" office:value="ロールパン を ななつ かって きて ください。">
            <text:p>ロールパン を ななつ かって きて ください。</text:p>
          </table:table-cell>
          <table:table-cell office:value-type="string" office:value="Please go and get seven bread rolls.">
            <text:p>Please go and get seven bread rolls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時々">
            <text:p>時々</text:p>
          </table:table-cell>
          <table:table-cell office:value-type="string" office:value="ときどき">
            <text:p>ときどき</text:p>
          </table:table-cell>
          <table:table-cell office:value-type="string" office:value="sometimes">
            <text:p>sometimes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時々遅刻します。">
            <text:p>彼は時々遅刻します。</text:p>
          </table:table-cell>
          <table:table-cell office:value-type="string" office:value="かれ は ときどき ちこく します。">
            <text:p>かれ は ときどき ちこく します。</text:p>
          </table:table-cell>
          <table:table-cell office:value-type="string" office:value="He's sometimes late.">
            <text:p>He's sometimes late.</text:p>
          </table:table-cell>
          <table:table-cell office:value-type="string" office:value="私は時々母に電話します。">
            <text:p>私は時々母に電話します。</text:p>
          </table:table-cell>
          <table:table-cell office:value-type="string" office:value="わたし は ときどき はは に でんわ します。">
            <text:p>わたし は ときどき はは に でんわ します。</text:p>
          </table:table-cell>
          <table:table-cell office:value-type="string" office:value="I sometimes call my mother.">
            <text:p>I sometimes call my mother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何">
            <text:p>何</text:p>
          </table:table-cell>
          <table:table-cell office:value-type="string" office:value="なに">
            <text:p>なに</text:p>
          </table:table-cell>
          <table:table-cell office:value-type="string" office:value="what">
            <text:p>what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夕食には何を食べたいですか。">
            <text:p>夕食には何を食べたいですか。</text:p>
          </table:table-cell>
          <table:table-cell office:value-type="string" office:value="ゆうしょく に は なに を たべたい です か。">
            <text:p>ゆうしょく に は なに を たべたい です か。</text:p>
          </table:table-cell>
          <table:table-cell office:value-type="string" office:value="What would you like to eat for dinner?">
            <text:p>What would you like to eat for dinner?</text:p>
          </table:table-cell>
          <table:table-cell office:value-type="string" office:value="晩ご飯のおかずは何？">
            <text:p>晩ご飯のおかずは何？</text:p>
          </table:table-cell>
          <table:table-cell office:value-type="string" office:value="ばん ごはん の おかず は なに？">
            <text:p>ばん ごはん の おかず は なに？</text:p>
          </table:table-cell>
          <table:table-cell office:value-type="string" office:value="What are we having for dinner?">
            <text:p>What are we having for dinner?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">
            <text:p>人</text:p>
          </table:table-cell>
          <table:table-cell office:value-type="string" office:value="ひと">
            <text:p>ひと</text:p>
          </table:table-cell>
          <table:table-cell office:value-type="string" office:value="person">
            <text:p>per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優しい人です。">
            <text:p>彼は優しい人です。</text:p>
          </table:table-cell>
          <table:table-cell office:value-type="string" office:value="かれ は やさしい ひと です。">
            <text:p>かれ は やさしい ひと です。</text:p>
          </table:table-cell>
          <table:table-cell office:value-type="string" office:value="He's a nice guy.">
            <text:p>He's a nice guy.</text:p>
          </table:table-cell>
          <table:table-cell office:value-type="string" office:value="プールは人でいっぱいです。">
            <text:p>プールは人でいっぱいです。</text:p>
          </table:table-cell>
          <table:table-cell office:value-type="string" office:value="プール は ひと で いっぱい です。">
            <text:p>プール は ひと で いっぱい です。</text:p>
          </table:table-cell>
          <table:table-cell office:value-type="string" office:value="The pool is packed.">
            <text:p>The pool is packed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人">
            <text:p>一人</text:p>
          </table:table-cell>
          <table:table-cell office:value-type="string" office:value="ひとり">
            <text:p>ひとり</text:p>
          </table:table-cell>
          <table:table-cell office:value-type="string" office:value="one person">
            <text:p>one per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こには私一人しかいなかった。">
            <text:p>そこには私一人しかいなかった。</text:p>
          </table:table-cell>
          <table:table-cell office:value-type="string" office:value="そこ に は わたし ひとり しか いなかった。">
            <text:p>そこ に は わたし ひとり しか いなかった。</text:p>
          </table:table-cell>
          <table:table-cell office:value-type="string" office:value="I was the only one there.">
            <text:p>I was the only one there.</text:p>
          </table:table-cell>
          <table:table-cell office:value-type="string" office:value="今日は一人の時間を楽しみたい。">
            <text:p>今日は一人の時間を楽しみたい。</text:p>
          </table:table-cell>
          <table:table-cell office:value-type="string" office:value="きょう は ひとり の じかん を たのしみたい。">
            <text:p>きょう は ひとり の じかん を たのしみたい。</text:p>
          </table:table-cell>
          <table:table-cell office:value-type="string" office:value="Today I want to enjoy some time to myself.">
            <text:p>Today I want to enjoy some time to myself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日">
            <text:p>一日</text:p>
          </table:table-cell>
          <table:table-cell office:value-type="string" office:value="ついたち">
            <text:p>ついたち</text:p>
          </table:table-cell>
          <table:table-cell office:value-type="string" office:value="first of the month">
            <text:p>first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来月の一日は空いていますか。">
            <text:p>来月の一日は空いていますか。</text:p>
          </table:table-cell>
          <table:table-cell office:value-type="string" office:value="らいげつ の ついたち は あいて います か。">
            <text:p>らいげつ の ついたち は あいて います か。</text:p>
          </table:table-cell>
          <table:table-cell office:value-type="string" office:value="Are you available on the first of next month?">
            <text:p>Are you available on the first of next month?</text:p>
          </table:table-cell>
          <table:table-cell office:value-type="string" office:value="日本でも四月一日はエイプリルフールです。">
            <text:p>日本でも四月一日はエイプリルフールです。</text:p>
          </table:table-cell>
          <table:table-cell office:value-type="string" office:value="にほん で も し がつ ついたち は エイプリルフール です。">
            <text:p>にほん で も し がつ ついたち は エイプリルフール です。</text:p>
          </table:table-cell>
          <table:table-cell office:value-type="string" office:value="April 1st is April Fool in Japan as well.">
            <text:p>April 1st is April Fool in Japan as well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九日">
            <text:p>九日</text:p>
          </table:table-cell>
          <table:table-cell office:value-type="string" office:value="ここのか">
            <text:p>ここのか</text:p>
          </table:table-cell>
          <table:table-cell office:value-type="string" office:value="nine days, ninth of the month">
            <text:p>nine days, ninth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九日に荷物が届きます。">
            <text:p>九日に荷物が届きます。</text:p>
          </table:table-cell>
          <table:table-cell office:value-type="string" office:value="ここのか に にもつ が とどきます。">
            <text:p>ここのか に にもつ が とどきます。</text:p>
          </table:table-cell>
          <table:table-cell office:value-type="string" office:value="The package will arrive on the ninth.">
            <text:p>The package will arrive on the ninth.</text:p>
          </table:table-cell>
          <table:table-cell office:value-type="string" office:value="九日2時にこちらのオフィスでお会いしましょう。">
            <text:p>九日2時にこちらのオフィスでお会いしましょう。</text:p>
          </table:table-cell>
          <table:table-cell office:value-type="string" office:value="ここのか 2 じ に こちら の オフィス で おあいしましょう。">
            <text:p>ここのか 2 じ に こちら の オフィス で おあいしましょう。</text:p>
          </table:table-cell>
          <table:table-cell office:value-type="string" office:value="Let's meet at our office here at 2 o'clock on the 9th.">
            <text:p>Let's meet at our office here at 2 o'clock on the 9th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方">
            <text:p>方</text:p>
          </table:table-cell>
          <table:table-cell office:value-type="string" office:value="ほう">
            <text:p>ほう</text:p>
          </table:table-cell>
          <table:table-cell office:value-type="string" office:value="direction, side">
            <text:p>direction, si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私の方を見ました。">
            <text:p>彼は私の方を見ました。</text:p>
          </table:table-cell>
          <table:table-cell office:value-type="string" office:value="かれ は わたし の ほう を みました。">
            <text:p>かれ は わたし の ほう を みました。</text:p>
          </table:table-cell>
          <table:table-cell office:value-type="string" office:value="He looked at me.">
            <text:p>He looked at me.</text:p>
          </table:table-cell>
          <table:table-cell office:value-type="string" office:value="ネコが窓の方を見ている。">
            <text:p>ネコが窓の方を見ている。</text:p>
          </table:table-cell>
          <table:table-cell office:value-type="string" office:value="ネコ が まど の ほう を みて いる。">
            <text:p>ネコ が まど の ほう を みて いる。</text:p>
          </table:table-cell>
          <table:table-cell office:value-type="string" office:value="The cat is looking in the direction of the window.">
            <text:p>The cat is looking in the direction of the window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他">
            <text:p>他</text:p>
          </table:table-cell>
          <table:table-cell office:value-type="string" office:value="ほか">
            <text:p>ほか</text:p>
          </table:table-cell>
          <table:table-cell office:value-type="string" office:value="other (Japanese origin)">
            <text:p>other (Japanese origi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他に方法がありません。">
            <text:p>他に方法がありません。</text:p>
          </table:table-cell>
          <table:table-cell office:value-type="string" office:value="ほか に ほうほう が ありません。">
            <text:p>ほか に ほうほう が ありません。</text:p>
          </table:table-cell>
          <table:table-cell office:value-type="string" office:value="There's no other way.">
            <text:p>There's no other way.</text:p>
          </table:table-cell>
          <table:table-cell office:value-type="string" office:value="他の人たちはどこへ行ったんですか。">
            <text:p>他の人たちはどこへ行ったんですか。</text:p>
          </table:table-cell>
          <table:table-cell office:value-type="string" office:value="ほか の ひと たち は どこ へ いった ん です か。">
            <text:p>ほか の ひと たち は どこ へ いった ん です か。</text:p>
          </table:table-cell>
          <table:table-cell office:value-type="string" office:value="Where did other people go?">
            <text:p>Where did other people go?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僕">
            <text:p>僕</text:p>
          </table:table-cell>
          <table:table-cell office:value-type="string" office:value="ぼく">
            <text:p>ぼく</text:p>
          </table:table-cell>
          <table:table-cell office:value-type="string" office:value="I, me (usually used by young males)">
            <text:p>I, me (usually used by young male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僕は学生です。">
            <text:p>僕は学生です。</text:p>
          </table:table-cell>
          <table:table-cell office:value-type="string" office:value="ぼく は がくせい です。">
            <text:p>ぼく は がくせい です。</text:p>
          </table:table-cell>
          <table:table-cell office:value-type="string" office:value="I'm a student.">
            <text:p>I'm a student.</text:p>
          </table:table-cell>
          <table:table-cell office:value-type="string" office:value="僕は新しい靴が欲しいです。">
            <text:p>僕は新しい靴が欲しいです。</text:p>
          </table:table-cell>
          <table:table-cell office:value-type="string" office:value="ぼく は あたらしい くつ が ほしい です。">
            <text:p>ぼく は あたらしい くつ が ほしい です。</text:p>
          </table:table-cell>
          <table:table-cell office:value-type="string" office:value="I want new shoes.">
            <text:p>I want new shoes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欲しい">
            <text:p>欲しい</text:p>
          </table:table-cell>
          <table:table-cell office:value-type="string" office:value="ほしい">
            <text:p>ほしい</text:p>
          </table:table-cell>
          <table:table-cell office:value-type="string" office:value="want, desire (of the speaker)">
            <text:p>want, desire (of the speaker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僕は新しい靴が欲しいです。">
            <text:p>僕は新しい靴が欲しいです。</text:p>
          </table:table-cell>
          <table:table-cell office:value-type="string" office:value="ぼく は あたらしい くつ が ほしい です。">
            <text:p>ぼく は あたらしい くつ が ほしい です。</text:p>
          </table:table-cell>
          <table:table-cell office:value-type="string" office:value="I want new shoes.">
            <text:p>I want new shoes.</text:p>
          </table:table-cell>
          <table:table-cell office:value-type="string" office:value="何か飲み物が欲しいな。">
            <text:p>何か飲み物が欲しいな。</text:p>
          </table:table-cell>
          <table:table-cell office:value-type="string" office:value="なに か のみもの が ほしい な。">
            <text:p>なに か のみもの が ほしい な。</text:p>
          </table:table-cell>
          <table:table-cell office:value-type="string" office:value="I could really use something to drink.">
            <text:p>I could really use something to drink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万">
            <text:p>万</text:p>
          </table:table-cell>
          <table:table-cell office:value-type="string" office:value="まん">
            <text:p>まん</text:p>
          </table:table-cell>
          <table:table-cell office:value-type="string" office:value="ten thousand">
            <text:p>ten thousa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靴は1万円です。">
            <text:p>この靴は1万円です。</text:p>
          </table:table-cell>
          <table:table-cell office:value-type="string" office:value="この くつ は 1 まん えん です。">
            <text:p>この くつ は 1 まん えん です。</text:p>
          </table:table-cell>
          <table:table-cell office:value-type="string" office:value="These shoes are ten thousand yen.">
            <text:p>These shoes are ten thousand yen.</text:p>
          </table:table-cell>
          <table:table-cell office:value-type="string" office:value="値段はちょうど3万円です。">
            <text:p>値段はちょうど3万円です。</text:p>
          </table:table-cell>
          <table:table-cell office:value-type="string" office:value="ねだん は ちょうど 3 まん えん です。">
            <text:p>ねだん は ちょうど 3 まん えん です。</text:p>
          </table:table-cell>
          <table:table-cell office:value-type="string" office:value="The price is exactly 30,000 yen.">
            <text:p>The price is exactly 30,000 yen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える">
            <text:p>見える</text:p>
          </table:table-cell>
          <table:table-cell office:value-type="string" office:value="みえる">
            <text:p>みえる</text:p>
          </table:table-cell>
          <table:table-cell office:value-type="string" office:value="be visible, can see">
            <text:p>be visible, can se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こから富士山がよく見えます。">
            <text:p>ここから富士山がよく見えます。</text:p>
          </table:table-cell>
          <table:table-cell office:value-type="string" office:value="ここ から ふじさん が よく みえます。">
            <text:p>ここ から ふじさん が よく みえます。</text:p>
          </table:table-cell>
          <table:table-cell office:value-type="string" office:value="You can see Mount Fuji well from here.">
            <text:p>You can see Mount Fuji well from here.</text:p>
          </table:table-cell>
          <table:table-cell office:value-type="string" office:value="遠くに船が見えます。">
            <text:p>遠くに船が見えます。</text:p>
          </table:table-cell>
          <table:table-cell office:value-type="string" office:value="とおく に ふね が みえます。">
            <text:p>とおく に ふね が みえます。</text:p>
          </table:table-cell>
          <table:table-cell office:value-type="string" office:value="I can see a ship in the distance.">
            <text:p>I can see a ship in the distance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道">
            <text:p>道</text:p>
          </table:table-cell>
          <table:table-cell office:value-type="string" office:value="みち">
            <text:p>みち</text:p>
          </table:table-cell>
          <table:table-cell office:value-type="string" office:value="street, way">
            <text:p>street, w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道を真っ直ぐ行くと駅です。">
            <text:p>この道を真っ直ぐ行くと駅です。</text:p>
          </table:table-cell>
          <table:table-cell office:value-type="string" office:value="この みち を まっすぐ いく と えき です。">
            <text:p>この みち を まっすぐ いく と えき です。</text:p>
          </table:table-cell>
          <table:table-cell office:value-type="string" office:value="Go straight along this street to get to the station.">
            <text:p>Go straight along this street to get to the station.</text:p>
          </table:table-cell>
          <table:table-cell office:value-type="string" office:value="この道は車が多い。">
            <text:p>この道は車が多い。</text:p>
          </table:table-cell>
          <table:table-cell office:value-type="string" office:value="この みち は くるま が おおい。">
            <text:p>この みち は くるま が おおい。</text:p>
          </table:table-cell>
          <table:table-cell office:value-type="string" office:value="There are many cars on this road.">
            <text:p>There are many cars on this road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五つ">
            <text:p>五つ</text:p>
          </table:table-cell>
          <table:table-cell office:value-type="string" office:value="いつつ">
            <text:p>いつつ</text:p>
          </table:table-cell>
          <table:table-cell office:value-type="string" office:value="five (things)">
            <text:p>five (thing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桃を五つください。">
            <text:p>桃を五つください。</text:p>
          </table:table-cell>
          <table:table-cell office:value-type="string" office:value="もも を いつつ ください。">
            <text:p>もも を いつつ ください。</text:p>
          </table:table-cell>
          <table:table-cell office:value-type="string" office:value="I'd like five peaches, please.">
            <text:p>I'd like five peaches, please.</text:p>
          </table:table-cell>
          <table:table-cell office:value-type="string" office:value="私の家には部屋が五つあります。">
            <text:p>私の家には部屋が五つあります。</text:p>
          </table:table-cell>
          <table:table-cell office:value-type="string" office:value="わたし の いえ に は へや が いつつ あります。">
            <text:p>わたし の いえ に は へや が いつつ あります。</text:p>
          </table:table-cell>
          <table:table-cell office:value-type="string" office:value="There are five rooms in my house.">
            <text:p>There are five rooms in my house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">
            <text:p>目</text:p>
          </table:table-cell>
          <table:table-cell office:value-type="string" office:value="め">
            <text:p>め</text:p>
          </table:table-cell>
          <table:table-cell office:value-type="string" office:value="eye">
            <text:p>ey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青い目をしています。">
            <text:p>彼女は青い目をしています。</text:p>
          </table:table-cell>
          <table:table-cell office:value-type="string" office:value="かのじょ は あおい め を して います。">
            <text:p>かのじょ は あおい め を して います。</text:p>
          </table:table-cell>
          <table:table-cell office:value-type="string" office:value="She has blue eyes.">
            <text:p>She has blue eyes.</text:p>
          </table:table-cell>
          <table:table-cell office:value-type="string" office:value="目をつぶってください。">
            <text:p>目をつぶってください。</text:p>
          </table:table-cell>
          <table:table-cell office:value-type="string" office:value="め を つぶって ください。">
            <text:p>め を つぶって ください。</text:p>
          </table:table-cell>
          <table:table-cell office:value-type="string" office:value="Close your eyes.">
            <text:p>Close your eyes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八つ">
            <text:p>八つ</text:p>
          </table:table-cell>
          <table:table-cell office:value-type="string" office:value="やっつ">
            <text:p>やっつ</text:p>
          </table:table-cell>
          <table:table-cell office:value-type="string" office:value="eight (things)">
            <text:p>eight (thing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家には時計が八つあります。">
            <text:p>あの家には時計が八つあります。</text:p>
          </table:table-cell>
          <table:table-cell office:value-type="string" office:value="あの いえ に は とけい が やっつ あります。">
            <text:p>あの いえ に は とけい が やっつ あります。</text:p>
          </table:table-cell>
          <table:table-cell office:value-type="string" office:value="There are eight clocks in that house.">
            <text:p>There are eight clocks in that house.</text:p>
          </table:table-cell>
          <table:table-cell office:value-type="string" office:value="二人でドーナッツを八つ食べました。">
            <text:p>二人でドーナッツを八つ食べました。</text:p>
          </table:table-cell>
          <table:table-cell office:value-type="string" office:value="ふたり で ドーナッツ を やっつ たべました。">
            <text:p>ふたり で ドーナッツ を やっつ たべました。</text:p>
          </table:table-cell>
          <table:table-cell office:value-type="string" office:value="We two had eight doughnuts.">
            <text:p>We two had eight doughnuts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止める">
            <text:p>止める</text:p>
          </table:table-cell>
          <table:table-cell office:value-type="string" office:value="やめる">
            <text:p>やめる</text:p>
          </table:table-cell>
          <table:table-cell office:value-type="string" office:value="stop, give up">
            <text:p>stop, give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話すのを止めてください。">
            <text:p>話すのを止めてください。</text:p>
          </table:table-cell>
          <table:table-cell office:value-type="string" office:value="はなす の を やめて ください。">
            <text:p>はなす の を やめて ください。</text:p>
          </table:table-cell>
          <table:table-cell office:value-type="string" office:value="Stop talking, please.">
            <text:p>Stop talking, please.</text:p>
          </table:table-cell>
          <table:table-cell office:value-type="string" office:value="冗談は止めてください。">
            <text:p>冗談は止めてください。</text:p>
          </table:table-cell>
          <table:table-cell office:value-type="string" office:value="じょうだん は やめて ください。">
            <text:p>じょうだん は やめて ください。</text:p>
          </table:table-cell>
          <table:table-cell office:value-type="string" office:value="Please stop joking.">
            <text:p>Please stop joking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四日">
            <text:p>四日</text:p>
          </table:table-cell>
          <table:table-cell office:value-type="string" office:value="よっか">
            <text:p>よっか</text:p>
          </table:table-cell>
          <table:table-cell office:value-type="string" office:value="four days, fourth of the month">
            <text:p>four days, fourth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学期は来月の四日からです。">
            <text:p>新学期は来月の四日からです。</text:p>
          </table:table-cell>
          <table:table-cell office:value-type="string" office:value="しんがっき は らいげつ の よっか から です。">
            <text:p>しんがっき は らいげつ の よっか から です。</text:p>
          </table:table-cell>
          <table:table-cell office:value-type="string" office:value="The new school term starts on the fourth of next month.">
            <text:p>The new school term starts on the fourth of next month.</text:p>
          </table:table-cell>
          <table:table-cell office:value-type="string" office:value="私の誕生日は五月四日です。">
            <text:p>私の誕生日は五月四日です。</text:p>
          </table:table-cell>
          <table:table-cell office:value-type="string" office:value="わたし の たんじょう び は ご がつ よっか です。">
            <text:p>わたし の たんじょう び は ご がつ よっか です。</text:p>
          </table:table-cell>
          <table:table-cell office:value-type="string" office:value="My birthday is May 4th.">
            <text:p>My birthday is May 4th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夜">
            <text:p>夜</text:p>
          </table:table-cell>
          <table:table-cell office:value-type="string" office:value="よる">
            <text:p>よる</text:p>
          </table:table-cell>
          <table:table-cell office:value-type="string" office:value="night (from sunset to sunrise)">
            <text:p>night (from sunset to sunris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の夜は家にいました。">
            <text:p>昨日の夜は家にいました。</text:p>
          </table:table-cell>
          <table:table-cell office:value-type="string" office:value="きのう の よる は いえ に いました。">
            <text:p>きのう の よる は いえ に いました。</text:p>
          </table:table-cell>
          <table:table-cell office:value-type="string" office:value="I was at home last night.">
            <text:p>I was at home last night.</text:p>
          </table:table-cell>
          <table:table-cell office:value-type="string" office:value="夜のニュースを見ましたか。">
            <text:p>夜のニュースを見ましたか。</text:p>
          </table:table-cell>
          <table:table-cell office:value-type="string" office:value="よる の ニュース を みました か。">
            <text:p>よる の ニュース を みました か。</text:p>
          </table:table-cell>
          <table:table-cell office:value-type="string" office:value="Did you see the news last night?">
            <text:p>Did you see the news last night?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来年">
            <text:p>来年</text:p>
          </table:table-cell>
          <table:table-cell office:value-type="string" office:value="らいねん">
            <text:p>らいねん</text:p>
          </table:table-cell>
          <table:table-cell office:value-type="string" office:value="next year">
            <text:p>next ye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来年一緒に旅行しましょう。">
            <text:p>来年一緒に旅行しましょう。</text:p>
          </table:table-cell>
          <table:table-cell office:value-type="string" office:value="らいねん いっしょ に りょこう しましょう。">
            <text:p>らいねん いっしょ に りょこう しましょう。</text:p>
          </table:table-cell>
          <table:table-cell office:value-type="string" office:value="Let's travel together next year.">
            <text:p>Let's travel together next year.</text:p>
          </table:table-cell>
          <table:table-cell office:value-type="string" office:value="妹は来年、二十歳になります。">
            <text:p>妹は来年、二十歳になります。</text:p>
          </table:table-cell>
          <table:table-cell office:value-type="string" office:value="いもうと は らいねん、はたち に なります。">
            <text:p>いもうと は らいねん、はたち に なります。</text:p>
          </table:table-cell>
          <table:table-cell office:value-type="string" office:value="My little sister will be 20 next year.">
            <text:p>My little sister will be 20 next year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六">
            <text:p>六</text:p>
          </table:table-cell>
          <table:table-cell office:value-type="string" office:value="ろく">
            <text:p>ろく</text:p>
          </table:table-cell>
          <table:table-cell office:value-type="string" office:value="six">
            <text:p>six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には子供が六人います。">
            <text:p>彼には子供が六人います。</text:p>
          </table:table-cell>
          <table:table-cell office:value-type="string" office:value="かれ に は こども が ろく にん います。">
            <text:p>かれ に は こども が ろく にん います。</text:p>
          </table:table-cell>
          <table:table-cell office:value-type="string" office:value="He has six children.">
            <text:p>He has six children.</text:p>
          </table:table-cell>
          <table:table-cell office:value-type="string" office:value="左から六番目が娘です。">
            <text:p>左から六番目が娘です。</text:p>
          </table:table-cell>
          <table:table-cell office:value-type="string" office:value="ひだり から ろく ばん め が むすめ です。">
            <text:p>ひだり から ろく ばん め が むすめ です。</text:p>
          </table:table-cell>
          <table:table-cell office:value-type="string" office:value="The sixth person from the left is my daughter.">
            <text:p>The sixth person from the left is my daughter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悪い">
            <text:p>悪い</text:p>
          </table:table-cell>
          <table:table-cell office:value-type="string" office:value="わるい">
            <text:p>わるい</text:p>
          </table:table-cell>
          <table:table-cell office:value-type="string" office:value="bad">
            <text:p>ba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タバコは体に悪い。">
            <text:p>タバコは体に悪い。</text:p>
          </table:table-cell>
          <table:table-cell office:value-type="string" office:value="タバコ は からだ に わるい。">
            <text:p>タバコ は からだ に わるい。</text:p>
          </table:table-cell>
          <table:table-cell office:value-type="string" office:value="Cigarettes are bad for your health.">
            <text:p>Cigarettes are bad for your health.</text:p>
          </table:table-cell>
          <table:table-cell office:value-type="string" office:value="彼は悪い人ではない。">
            <text:p>彼は悪い人ではない。</text:p>
          </table:table-cell>
          <table:table-cell office:value-type="string" office:value="かれ は わるい ひと で は ない。">
            <text:p>かれ は わるい ひと で は ない。</text:p>
          </table:table-cell>
          <table:table-cell office:value-type="string" office:value="He is not a bad person.">
            <text:p>He is not a bad person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手洗い">
            <text:p>お手洗い</text:p>
          </table:table-cell>
          <table:table-cell office:value-type="string" office:value="おてあらい">
            <text:p>おてあらい</text:p>
          </table:table-cell>
          <table:table-cell office:value-type="string" office:value="rest room, lavatory">
            <text:p>rest room, lavato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手洗いはどこですか。">
            <text:p>お手洗いはどこですか。</text:p>
          </table:table-cell>
          <table:table-cell office:value-type="string" office:value="おてあらい は どこ です か。">
            <text:p>おてあらい は どこ です か。</text:p>
          </table:table-cell>
          <table:table-cell office:value-type="string" office:value="Where's the bathroom?">
            <text:p>Where's the bathroom?</text:p>
          </table:table-cell>
          <table:table-cell office:value-type="string" office:value="お手洗いに行ってきます。">
            <text:p>お手洗いに行ってきます。</text:p>
          </table:table-cell>
          <table:table-cell office:value-type="string" office:value="おてあらい に いって きます。">
            <text:p>おてあらい に いって きます。</text:p>
          </table:table-cell>
          <table:table-cell office:value-type="string" office:value="I'm going to the rest room.">
            <text:p>I'm going to the rest room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ご主人">
            <text:p>ご主人</text:p>
          </table:table-cell>
          <table:table-cell office:value-type="string" office:value="ごしゅじん">
            <text:p>ごしゅじん</text:p>
          </table:table-cell>
          <table:table-cell office:value-type="string" office:value="(someone else's) husband">
            <text:p>(someone else's) husba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ご主人はお元気ですか。">
            <text:p>ご主人はお元気ですか。</text:p>
          </table:table-cell>
          <table:table-cell office:value-type="string" office:value="ごしゅじん は おげんき です か。">
            <text:p>ごしゅじん は おげんき です か。</text:p>
          </table:table-cell>
          <table:table-cell office:value-type="string" office:value="How is your husband?">
            <text:p>How is your husband?</text:p>
          </table:table-cell>
          <table:table-cell office:value-type="string" office:value="彼女のご主人はアメリカ人です。">
            <text:p>彼女のご主人はアメリカ人です。</text:p>
          </table:table-cell>
          <table:table-cell office:value-type="string" office:value="かのじょ の ごしゅじん は アメリカ じん です。">
            <text:p>かのじょ の ごしゅじん は アメリカ じん です。</text:p>
          </table:table-cell>
          <table:table-cell office:value-type="string" office:value="Her husband is American.">
            <text:p>Her husband is American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当に">
            <text:p>本当に</text:p>
          </table:table-cell>
          <table:table-cell office:value-type="string" office:value="ほんとうに">
            <text:p>ほんとうに</text:p>
          </table:table-cell>
          <table:table-cell office:value-type="string" office:value="really, truly">
            <text:p>really, tru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あなたが本当に好きです。">
            <text:p>あなたが本当に好きです。</text:p>
          </table:table-cell>
          <table:table-cell office:value-type="string" office:value="あなた が ほんとう に すき です。">
            <text:p>あなた が ほんとう に すき です。</text:p>
          </table:table-cell>
          <table:table-cell office:value-type="string" office:value="I really like you.">
            <text:p>I really like you.</text:p>
          </table:table-cell>
          <table:table-cell office:value-type="string" office:value="私は納豆が本当に嫌いだ。">
            <text:p>私は納豆が本当に嫌いだ。</text:p>
          </table:table-cell>
          <table:table-cell office:value-type="string" office:value="わたし は なっとう が ほんとう に きらい だ。">
            <text:p>わたし は なっとう が ほんとう に きらい だ。</text:p>
          </table:table-cell>
          <table:table-cell office:value-type="string" office:value="I really hate natto.">
            <text:p>I really hate natto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分">
            <text:p>自分</text:p>
          </table:table-cell>
          <table:table-cell office:value-type="string" office:value="じぶん">
            <text:p>じぶん</text:p>
          </table:table-cell>
          <table:table-cell office:value-type="string" office:value="self, oneself">
            <text:p>self, oneself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宿題は自分でやりなさい。">
            <text:p>宿題は自分でやりなさい。</text:p>
          </table:table-cell>
          <table:table-cell office:value-type="string" office:value="しゅくだい は じぶん で やりなさい。">
            <text:p>しゅくだい は じぶん で やりなさい。</text:p>
          </table:table-cell>
          <table:table-cell office:value-type="string" office:value="Do your homework on your own.">
            <text:p>Do your homework on your own.</text:p>
          </table:table-cell>
          <table:table-cell office:value-type="string" office:value="彼は自分が大好きだ。">
            <text:p>彼は自分が大好きだ。</text:p>
          </table:table-cell>
          <table:table-cell office:value-type="string" office:value="かれ は じぶん が だいすき だ。">
            <text:p>かれ は じぶん が だいすき だ。</text:p>
          </table:table-cell>
          <table:table-cell office:value-type="string" office:value="He loves himself.">
            <text:p>He loves himself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め">
            <text:p>ため</text:p>
          </table:table-cell>
          <table:table-cell office:value-type="string" office:value="ため">
            <text:p>ため</text:p>
          </table:table-cell>
          <table:table-cell office:value-type="string" office:value="sake, purpose">
            <text:p>sake, purpo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医者のためのサイトです。">
            <text:p>これは医者のためのサイトです。</text:p>
          </table:table-cell>
          <table:table-cell office:value-type="string" office:value="これ は いしゃ の ため の サイト です。">
            <text:p>これ は いしゃ の ため の サイト です。</text:p>
          </table:table-cell>
          <table:table-cell office:value-type="string" office:value="This is a site for doctors.">
            <text:p>This is a site for doctors.</text:p>
          </table:table-cell>
          <table:table-cell office:value-type="string" office:value="彼女はダイエットのために泳いでいる。">
            <text:p>彼女はダイエットのために泳いでいる。</text:p>
          </table:table-cell>
          <table:table-cell office:value-type="string" office:value="かのじょ は ダイエット の ため に およいで いる。">
            <text:p>かのじょ は ダイエット の ため に およいで いる。</text:p>
          </table:table-cell>
          <table:table-cell office:value-type="string" office:value="She swims to lose weight.">
            <text:p>She swims to lose weight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つかる">
            <text:p>見つかる</text:p>
          </table:table-cell>
          <table:table-cell office:value-type="string" office:value="みつかる">
            <text:p>みつかる</text:p>
          </table:table-cell>
          <table:table-cell office:value-type="string" office:value="be found, be caught">
            <text:p>be found, be caugh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メガネが見つかりません。">
            <text:p>メガネが見つかりません。</text:p>
          </table:table-cell>
          <table:table-cell office:value-type="string" office:value="メガネ が みつかりません。">
            <text:p>メガネ が みつかりません。</text:p>
          </table:table-cell>
          <table:table-cell office:value-type="string" office:value="My glasses cannot be found.">
            <text:p>My glasses cannot be found.</text:p>
          </table:table-cell>
          <table:table-cell office:value-type="string" office:value="パスポートが見つからない。">
            <text:p>パスポートが見つからない。</text:p>
          </table:table-cell>
          <table:table-cell office:value-type="string" office:value="パスポート が みつからない。">
            <text:p>パスポート が みつからない。</text:p>
          </table:table-cell>
          <table:table-cell office:value-type="string" office:value="My passport cannot be found.">
            <text:p>My passport cannot be found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休む">
            <text:p>休む</text:p>
          </table:table-cell>
          <table:table-cell office:value-type="string" office:value="やすむ">
            <text:p>やすむ</text:p>
          </table:table-cell>
          <table:table-cell office:value-type="string" office:value="take a rest, take a break">
            <text:p>take a rest, take a brea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明日、会社を休みます。">
            <text:p>明日、会社を休みます。</text:p>
          </table:table-cell>
          <table:table-cell office:value-type="string" office:value="あした、かいしゃ を やすみます。">
            <text:p>あした、かいしゃ を やすみます。</text:p>
          </table:table-cell>
          <table:table-cell office:value-type="string" office:value="I'm off work tomorrow.">
            <text:p>I'm off work tomorrow.</text:p>
          </table:table-cell>
          <table:table-cell office:value-type="string" office:value="そこでしばらく休んでいます。">
            <text:p>そこでしばらく休んでいます。</text:p>
          </table:table-cell>
          <table:table-cell office:value-type="string" office:value="そこ で しばらく やすんで います。">
            <text:p>そこ で しばらく やすんで います。</text:p>
          </table:table-cell>
          <table:table-cell office:value-type="string" office:value="He's resting over there for a while.">
            <text:p>He's resting over there for a while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ゆっくり">
            <text:p>ゆっくり</text:p>
          </table:table-cell>
          <table:table-cell office:value-type="string" office:value="ゆっくり">
            <text:p>ゆっくり</text:p>
          </table:table-cell>
          <table:table-cell office:value-type="string" office:value="slowly">
            <text:p>slow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もっとゆっくり話してください。">
            <text:p>もっとゆっくり話してください。</text:p>
          </table:table-cell>
          <table:table-cell office:value-type="string" office:value="もっと ゆっくり はなして ください。">
            <text:p>もっと ゆっくり はなして ください。</text:p>
          </table:table-cell>
          <table:table-cell office:value-type="string" office:value="Please speak more slowly.">
            <text:p>Please speak more slowly.</text:p>
          </table:table-cell>
          <table:table-cell office:value-type="string" office:value="ゆっくり行きましょう。">
            <text:p>ゆっくり行きましょう。</text:p>
          </table:table-cell>
          <table:table-cell office:value-type="string" office:value="ゆっくり いきましょう。">
            <text:p>ゆっくり いきましょう。</text:p>
          </table:table-cell>
          <table:table-cell office:value-type="string" office:value="Let's go slowly.">
            <text:p>Let's go slowly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六つ">
            <text:p>六つ</text:p>
          </table:table-cell>
          <table:table-cell office:value-type="string" office:value="むっつ">
            <text:p>むっつ</text:p>
          </table:table-cell>
          <table:table-cell office:value-type="string" office:value="six (things)">
            <text:p>six (thing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息子は六つになりました。">
            <text:p>息子は六つになりました。</text:p>
          </table:table-cell>
          <table:table-cell office:value-type="string" office:value="むすこ は むっつ に なりました。">
            <text:p>むすこ は むっつ に なりました。</text:p>
          </table:table-cell>
          <table:table-cell office:value-type="string" office:value="My son turned six.">
            <text:p>My son turned six.</text:p>
          </table:table-cell>
          <table:table-cell office:value-type="string" office:value="おにぎりを六つ作りました。">
            <text:p>おにぎりを六つ作りました。</text:p>
          </table:table-cell>
          <table:table-cell office:value-type="string" office:value="おにぎり を むっつ つくりました。">
            <text:p>おにぎり を むっつ つくりました。</text:p>
          </table:table-cell>
          <table:table-cell office:value-type="string" office:value="I made six rice balls.">
            <text:p>I made six rice balls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花">
            <text:p>花</text:p>
          </table:table-cell>
          <table:table-cell office:value-type="string" office:value="はな">
            <text:p>はな</text:p>
          </table:table-cell>
          <table:table-cell office:value-type="string" office:value="flower">
            <text:p>flow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きれいな花が咲きました。">
            <text:p>きれいな花が咲きました。</text:p>
          </table:table-cell>
          <table:table-cell office:value-type="string" office:value="きれいな はな が さきました。">
            <text:p>きれいな はな が さきました。</text:p>
          </table:table-cell>
          <table:table-cell office:value-type="string" office:value="Beautiful flowers have bloomed.">
            <text:p>Beautiful flowers have bloomed.</text:p>
          </table:table-cell>
          <table:table-cell office:value-type="string" office:value="母に花を贈った。">
            <text:p>母に花を贈った。</text:p>
          </table:table-cell>
          <table:table-cell office:value-type="string" office:value="はは に はな を おくった。">
            <text:p>はは に はな を おくった。</text:p>
          </table:table-cell>
          <table:table-cell office:value-type="string" office:value="I sent my mother some flowers.">
            <text:p>I sent my mother some flowers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動く">
            <text:p>動く</text:p>
          </table:table-cell>
          <table:table-cell office:value-type="string" office:value="うごく">
            <text:p>うごく</text:p>
          </table:table-cell>
          <table:table-cell office:value-type="string" office:value="move">
            <text:p>mov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動かないで。">
            <text:p>動かないで。</text:p>
          </table:table-cell>
          <table:table-cell office:value-type="string" office:value="うごかない で。">
            <text:p>うごかない で。</text:p>
          </table:table-cell>
          <table:table-cell office:value-type="string" office:value="Don't move!">
            <text:p>Don't move!</text:p>
          </table:table-cell>
          <table:table-cell office:value-type="string" office:value="お腹が痛くて動けません。">
            <text:p>お腹が痛くて動けません。</text:p>
          </table:table-cell>
          <table:table-cell office:value-type="string" office:value="おなか が いたくて うごけません。">
            <text:p>おなか が いたくて うごけません。</text:p>
          </table:table-cell>
          <table:table-cell office:value-type="string" office:value="My stomach hurts so much that I can't move.">
            <text:p>My stomach hurts so much that I can't move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線">
            <text:p>線</text:p>
          </table:table-cell>
          <table:table-cell office:value-type="string" office:value="せん">
            <text:p>せん</text:p>
          </table:table-cell>
          <table:table-cell office:value-type="string" office:value="line">
            <text:p>l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赤い線を2本引いてください。">
            <text:p>赤い線を2本引いてください。</text:p>
          </table:table-cell>
          <table:table-cell office:value-type="string" office:value="あかい せん を 2 ほん ひいて ください。">
            <text:p>あかい せん を 2 ほん ひいて ください。</text:p>
          </table:table-cell>
          <table:table-cell office:value-type="string" office:value="Please draw two red lines.">
            <text:p>Please draw two red lines.</text:p>
          </table:table-cell>
          <table:table-cell office:value-type="string" office:value="この線をもっと細くしてください。">
            <text:p>この線をもっと細くしてください。</text:p>
          </table:table-cell>
          <table:table-cell office:value-type="string" office:value="この せん を もっと ほそく して ください。">
            <text:p>この せん を もっと ほそく して ください。</text:p>
          </table:table-cell>
          <table:table-cell office:value-type="string" office:value="Please make this line thinner.">
            <text:p>Please make this line thinner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七日">
            <text:p>七日</text:p>
          </table:table-cell>
          <table:table-cell office:value-type="string" office:value="なのか">
            <text:p>なのか</text:p>
          </table:table-cell>
          <table:table-cell office:value-type="string" office:value="seven days, seventh of the month">
            <text:p>seven days, seventh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先月の七日に孫が生まれました。">
            <text:p>先月の七日に孫が生まれました。</text:p>
          </table:table-cell>
          <table:table-cell office:value-type="string" office:value="せんげつ の なのか に まご が うまれました。">
            <text:p>せんげつ の なのか に まご が うまれました。</text:p>
          </table:table-cell>
          <table:table-cell office:value-type="string" office:value="My grandchild was born on the seventh of last month.">
            <text:p>My grandchild was born on the seventh of last month.</text:p>
          </table:table-cell>
          <table:table-cell office:value-type="string" office:value="十月七日にスポーツイベントがあります。">
            <text:p>十月七日にスポーツイベントがあります。</text:p>
          </table:table-cell>
          <table:table-cell office:value-type="string" office:value="じゅう がつ なのか に スポーツ イベント が あります。">
            <text:p>じゅう がつ なのか に スポーツ イベント が あります。</text:p>
          </table:table-cell>
          <table:table-cell office:value-type="string" office:value="On October 7th there is a sports event.">
            <text:p>On October 7th there is a sports event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以外">
            <text:p>以外</text:p>
          </table:table-cell>
          <table:table-cell office:value-type="string" office:value="いがい">
            <text:p>いがい</text:p>
          </table:table-cell>
          <table:table-cell office:value-type="string" office:value="except for">
            <text:p>except f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雨の日以外は自転車で学校に行く。">
            <text:p>私は雨の日以外は自転車で学校に行く。</text:p>
          </table:table-cell>
          <table:table-cell office:value-type="string" office:value="わたし は あめ の ひ いがい は じてんしゃ で がっこう に いく。">
            <text:p>わたし は あめ の ひ いがい は じてんしゃ で がっこう に いく。</text:p>
          </table:table-cell>
          <table:table-cell office:value-type="string" office:value="I go to school by bicycle except on rainy days.">
            <text:p>I go to school by bicycle except on rainy days.</text:p>
          </table:table-cell>
          <table:table-cell office:value-type="string" office:value="私は月曜日以外は仕事があります。">
            <text:p>私は月曜日以外は仕事があります。</text:p>
          </table:table-cell>
          <table:table-cell office:value-type="string" office:value="わたし は げつようび いがい は しごと が あります。">
            <text:p>わたし は げつようび いがい は しごと が あります。</text:p>
          </table:table-cell>
          <table:table-cell office:value-type="string" office:value="I work every day except Mondays.">
            <text:p>I work every day except Mondays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男">
            <text:p>男</text:p>
          </table:table-cell>
          <table:table-cell office:value-type="string" office:value="おとこ">
            <text:p>おとこ</text:p>
          </table:table-cell>
          <table:table-cell office:value-type="string" office:value="man, male">
            <text:p>man, ma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男の人が私たちに話しかけた。">
            <text:p>男の人が私たちに話しかけた。</text:p>
          </table:table-cell>
          <table:table-cell office:value-type="string" office:value="おとこ の ひと が わたし たち に はなしかけた。">
            <text:p>おとこ の ひと が わたし たち に はなしかけた。</text:p>
          </table:table-cell>
          <table:table-cell office:value-type="string" office:value="This guy began talking to us.">
            <text:p>This guy began talking to us.</text:p>
          </table:table-cell>
          <table:table-cell office:value-type="string" office:value="彼は駄目な男だ。">
            <text:p>彼は駄目な男だ。</text:p>
          </table:table-cell>
          <table:table-cell office:value-type="string" office:value="かれ は だめな おとこ だ。">
            <text:p>かれ は だめな おとこ だ。</text:p>
          </table:table-cell>
          <table:table-cell office:value-type="string" office:value="He's a loser.">
            <text:p>He's a loser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彼">
            <text:p>彼</text:p>
          </table:table-cell>
          <table:table-cell office:value-type="string" office:value="かれ">
            <text:p>かれ</text:p>
          </table:table-cell>
          <table:table-cell office:value-type="string" office:value="he, one's boyfriend">
            <text:p>he, one's boyfriend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彼は今、勉強しています。">
            <text:p>彼は今、勉強しています。</text:p>
          </table:table-cell>
          <table:table-cell office:value-type="string" office:value="かれ は いま、べんきょう して います。">
            <text:p>かれ は いま、べんきょう して います。</text:p>
          </table:table-cell>
          <table:table-cell office:value-type="string" office:value="He's studying now.">
            <text:p>He's studying now.</text:p>
          </table:table-cell>
          <table:table-cell office:value-type="string" office:value="彼の父親は先生です。">
            <text:p>彼の父親は先生です。</text:p>
          </table:table-cell>
          <table:table-cell office:value-type="string" office:value="かれ の ちちおや は せんせい です。">
            <text:p>かれ の ちちおや は せんせい です。</text:p>
          </table:table-cell>
          <table:table-cell office:value-type="string" office:value="His father is a teacher.">
            <text:p>His father is a teacher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女">
            <text:p>女</text:p>
          </table:table-cell>
          <table:table-cell office:value-type="string" office:value="おんな">
            <text:p>おんな</text:p>
          </table:table-cell>
          <table:table-cell office:value-type="string" office:value="woman">
            <text:p>woma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店員は若い女の人でした。">
            <text:p>店員は若い女の人でした。</text:p>
          </table:table-cell>
          <table:table-cell office:value-type="string" office:value="てんいん は わかい おんな の ひと でした。">
            <text:p>てんいん は わかい おんな の ひと でした。</text:p>
          </table:table-cell>
          <table:table-cell office:value-type="string" office:value="The salesclerk was a young woman.">
            <text:p>The salesclerk was a young woman.</text:p>
          </table:table-cell>
          <table:table-cell office:value-type="string" office:value="彼女は悪い女だ。">
            <text:p>彼女は悪い女だ。</text:p>
          </table:table-cell>
          <table:table-cell office:value-type="string" office:value="かのじょ は わるい おんな だ。">
            <text:p>かのじょ は わるい おんな だ。</text:p>
          </table:table-cell>
          <table:table-cell office:value-type="string" office:value="She is a bad woman.">
            <text:p>She is a bad woman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妻">
            <text:p>妻</text:p>
          </table:table-cell>
          <table:table-cell office:value-type="string" office:value="つま">
            <text:p>つま</text:p>
          </table:table-cell>
          <table:table-cell office:value-type="string" office:value="(one's own) wife">
            <text:p>(one's own) wif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妻の誕生日だ。">
            <text:p>今日は妻の誕生日だ。</text:p>
          </table:table-cell>
          <table:table-cell office:value-type="string" office:value="きょう は つま の たんじょうび だ。">
            <text:p>きょう は つま の たんじょうび だ。</text:p>
          </table:table-cell>
          <table:table-cell office:value-type="string" office:value="It's my wife's birthday today.">
            <text:p>It's my wife's birthday today.</text:p>
          </table:table-cell>
          <table:table-cell office:value-type="string" office:value="妻にネックレスをプレゼントしました。">
            <text:p>妻にネックレスをプレゼントしました。</text:p>
          </table:table-cell>
          <table:table-cell office:value-type="string" office:value="つま に ネックレス を プレゼント しました。">
            <text:p>つま に ネックレス を プレゼント しました。</text:p>
          </table:table-cell>
          <table:table-cell office:value-type="string" office:value="I gave my wife a necklace.">
            <text:p>I gave my wife a necklace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百">
            <text:p>百</text:p>
          </table:table-cell>
          <table:table-cell office:value-type="string" office:value="ひゃく">
            <text:p>ひゃく</text:p>
          </table:table-cell>
          <table:table-cell office:value-type="string" office:value="hundred">
            <text:p>hundre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祖母は百才です。">
            <text:p>私の祖母は百才です。</text:p>
          </table:table-cell>
          <table:table-cell office:value-type="string" office:value="わたし の そぼ は ひゃく さい です。">
            <text:p>わたし の そぼ は ひゃく さい です。</text:p>
          </table:table-cell>
          <table:table-cell office:value-type="string" office:value="My grandmother is 100 years old.">
            <text:p>My grandmother is 100 years old.</text:p>
          </table:table-cell>
          <table:table-cell office:value-type="string" office:value="この古い時計は百年前のものだ。">
            <text:p>この古い時計は百年前のものだ。</text:p>
          </table:table-cell>
          <table:table-cell office:value-type="string" office:value="この ふるい とけい は ひゃく ねん まえ の もの だ。">
            <text:p>この ふるい とけい は ひゃく ねん まえ の もの だ。</text:p>
          </table:table-cell>
          <table:table-cell office:value-type="string" office:value="This old clock is a hundred years old.">
            <text:p>This old clock is a hundred years old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辺">
            <text:p>辺</text:p>
          </table:table-cell>
          <table:table-cell office:value-type="string" office:value="へん">
            <text:p>へん</text:p>
          </table:table-cell>
          <table:table-cell office:value-type="string" office:value="vicinity">
            <text:p>vicinit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この辺に住んでいます。">
            <text:p>彼はこの辺に住んでいます。</text:p>
          </table:table-cell>
          <table:table-cell office:value-type="string" office:value="かれ は この へん に すんで います。">
            <text:p>かれ は この へん に すんで います。</text:p>
          </table:table-cell>
          <table:table-cell office:value-type="string" office:value="He lives around here.">
            <text:p>He lives around here.</text:p>
          </table:table-cell>
          <table:table-cell office:value-type="string" office:value="この辺は田んぼがたくさんあります。">
            <text:p>この辺は田んぼがたくさんあります。</text:p>
          </table:table-cell>
          <table:table-cell office:value-type="string" office:value="この へん は たんぼ が たくさん あります。">
            <text:p>この へん は たんぼ が たくさん あります。</text:p>
          </table:table-cell>
          <table:table-cell office:value-type="string" office:value="There are a lot of rice fields around here.">
            <text:p>There are a lot of rice fields around here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店">
            <text:p>店</text:p>
          </table:table-cell>
          <table:table-cell office:value-type="string" office:value="みせ">
            <text:p>みせ</text:p>
          </table:table-cell>
          <table:table-cell office:value-type="string" office:value="shop, store">
            <text:p>shop, sto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この店によく来ます。">
            <text:p>私はこの店によく来ます。</text:p>
          </table:table-cell>
          <table:table-cell office:value-type="string" office:value="わたし は この みせ に よく きます。">
            <text:p>わたし は この みせ に よく きます。</text:p>
          </table:table-cell>
          <table:table-cell office:value-type="string" office:value="I come to this store quite often.">
            <text:p>I come to this store quite often.</text:p>
          </table:table-cell>
          <table:table-cell office:value-type="string" office:value="この店はサービスがいい。">
            <text:p>この店はサービスがいい。</text:p>
          </table:table-cell>
          <table:table-cell office:value-type="string" office:value="この みせ は サービス が いい。">
            <text:p>この みせ は サービス が いい。</text:p>
          </table:table-cell>
          <table:table-cell office:value-type="string" office:value="The service in this store is good.">
            <text:p>The service in this store is good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閉まる">
            <text:p>閉まる</text:p>
          </table:table-cell>
          <table:table-cell office:value-type="string" office:value="しまる">
            <text:p>しまる</text:p>
          </table:table-cell>
          <table:table-cell office:value-type="string" office:value="be shut, be closed">
            <text:p>be shut, be clos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お店はもう閉まっていました。">
            <text:p>お店はもう閉まっていました。</text:p>
          </table:table-cell>
          <table:table-cell office:value-type="string" office:value="おみせ は もう しまって いました。">
            <text:p>おみせ は もう しまって いました。</text:p>
          </table:table-cell>
          <table:table-cell office:value-type="string" office:value="The store was already closed.">
            <text:p>The store was already closed.</text:p>
          </table:table-cell>
          <table:table-cell office:value-type="string" office:value="その図書館は日曜日は5時に閉まります。">
            <text:p>その図書館は日曜日は5時に閉まります。</text:p>
          </table:table-cell>
          <table:table-cell office:value-type="string" office:value="その としょかん は にちようび は 5 じ に しまります。">
            <text:p>その としょかん は にちようび は 5 じ に しまります。</text:p>
          </table:table-cell>
          <table:table-cell office:value-type="string" office:value="The library closes at five o'clock on Sundays.">
            <text:p>The library closes at five o'clock on Sundays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閉まる">
            <text:p>閉まる</text:p>
          </table:table-cell>
          <table:table-cell office:value-type="string" office:value="しまる">
            <text:p>しまる</text:p>
          </table:table-cell>
          <table:table-cell office:value-type="string" office:value="be shut, be closed">
            <text:p>be shut, be clos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お店はもう閉まっていました。">
            <text:p>お店はもう閉まっていました。</text:p>
          </table:table-cell>
          <table:table-cell office:value-type="string" office:value="おみせ は もう しまって いました。">
            <text:p>おみせ は もう しまって いました。</text:p>
          </table:table-cell>
          <table:table-cell office:value-type="string" office:value="The store was already closed.">
            <text:p>The store was already closed.</text:p>
          </table:table-cell>
          <table:table-cell office:value-type="string" office:value="その図書館は日曜日は5時に閉まります。">
            <text:p>その図書館は日曜日は5時に閉まります。</text:p>
          </table:table-cell>
          <table:table-cell office:value-type="string" office:value="その としょかん は にちようび は 5 じ に しまります。">
            <text:p>その としょかん は にちようび は 5 じ に しまります。</text:p>
          </table:table-cell>
          <table:table-cell office:value-type="string" office:value="The library closes at five o'clock on Sundays.">
            <text:p>The library closes at five o'clock on Sundays.</text:p>
          </table:table-cell>
          <table:table-cell office:value-type="string" office:value="C1K">
            <text:p>C1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